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style:text-properties style:font-name="Times New Roman" fo:font-size="16pt" style:font-size-asian="16pt" style:font-name-complex="Times New Roman1" style:font-size-complex="16pt"/>
    </style:style>
    <style:style style:name="P4" style:family="paragraph" style:parent-style-name="Standard">
      <style:paragraph-properties fo:margin-top="0cm" fo:margin-bottom="0cm" style:contextual-spacing="false" fo:line-height="100%" fo:text-align="justify" style:justify-single-word="false"/>
    </style:style>
    <style:style style:name="T1" style:family="text">
      <style:text-properties style:font-name="Times New Roman" fo:font-size="16pt" style:font-size-asian="16pt" style:font-name-complex="Times New Roman1" style:font-size-complex="16pt"/>
    </style:style>
    <style:style style:name="T2" style:family="text">
      <style:text-properties style:text-position="super 58%" style:font-name="Times New Roman" fo:font-size="16pt" style:font-size-asian="16pt" style:font-name-complex="Times New Roman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inaire Design numérique<text:line-break/>DINUM - DesignGouv</text:h>
      <text:h text:style-name="Heading_20_1" text:outline-level="1">30 novembre 2021</text:h>
      <text:p text:style-name="P3"/>
      <text:p text:style-name="P3"/>
      <text:p text:style-name="P4"><text:span text:style-name="T1">- Bonjour à tous.</text:span></text:p>
      <text:p text:style-name="P4"><text:span text:style-name="T1">- Bonjour.</text:span></text:p>
      <text:p text:style-name="P4"><text:span text:style-name="T1">- Bienvenue pour cette formation autour du design, organisée par l’équipe Design des services numériques de la direction interministérielle du numérique. On va commencer par se présenter.</text:span></text:p>
      <text:p text:style-name="P4"><text:span text:style-name="T1">- Je suis Ugo Dessertine, je travaille au sein de l’équipe en tant que designer.</text:span></text:p>
      <text:p text:style-name="P4"><text:span text:style-name="T1">- Jules Leclerc, je travaille aussi au sein de cette équipe en tant que designer.</text:span></text:p>
      <text:p text:style-name="P4"><text:span text:style-name="T1">- Ugo :  on va vous présenter notre équipe, nos actions, ce qu’on fait. On est donc le pôle design, service rattaché aux services du Premier ministre. Notre action principale est d’accompagner les ministères dans l’amélioration de la qualité de leurs démarches en ligne. Sur plusieurs aspects. Pour ça, on anime l’observatoire de la qualité des démarches en ligne, qui est un site public qui nous permet de lister les 250 démarches les plus utilisées par les Français et de les analyser sur un certain nombre de critères de qualité. On fait des accompagnements sur les aspects de design, bien sûr, également sur les aspects d’accessibilité, c’est aussi nous qui animons, diffusons et rédigeons le Référentiel général d’amélioration d’accessibilité, et on s’occupe aussi d’autres sujets comme les facilitations d’API.</text:span></text:p>
      <text:p text:style-name="P4"><text:span text:style-name="T1">Au sommaire de cette formation, dans un premier temps, on va se poser la question de quoi on parle quand on parle de design de services publics numériques, puis comment on fait pour concevoir des services publics numérique de qualité, puis les différents métiers du design, est-ce qu’il y a un lien entre design et accessibilité, quelles méthodes pour intégrer le design, quels sont les bénéfices qu’on peut en attendre, comment intégrer concrètement le design, et on finira par une séance de questions-réponses de plus ou moins 30 minutes.</text:span></text:p>
      <text:p text:style-name="P4"><text:span text:style-name="T1">- Jules: durant le temps qu’on va passer avec vous, on va vous proposer aussi de participer, car il nous semble intéressant de rebondir sur votre propre perception de ce qu’est le design et comment il peut servir dans le cadre du service public, et on vous proposera d’utiliser </text:span><text:soft-page-break/><text:span text:style-name="T1">un outil, qui s’appelle Kahoot. Un point d’information sur l’ergonomie de cet outil, qui n’est pas forcément extraordinaire, quand vous devrez apporter des réponses à des questions, surtout si vous êtes sur un ordinateur, le bouton pour envoyer se trouve tout en haut à droite, c’est-à-dire exactement à l’opposé de l’endroit où vous répondez, ce qui est d’ailleurs un problème de design. On vous fait une explication là-dessus en amont pour que vous n’ayez pas de problème pour trouver ce bouton quand vous participez.</text:span></text:p>
      <text:p text:style-name="P4"><text:span text:style-name="T1">- Ugo: le premier sujet qu’on va aborder, c’est le design de services publics numériques, <text:s/>on n’abordera pas le sujet du design en général, on va commencer par des concepts clés.</text:span></text:p>
      <text:p text:style-name="P4"><text:span text:style-name="T1">- Jules: On va vous donner tout de suite la parole, on vous propose de vous connecter sur le site kahoot.it, et théoriquement, je devrais vous voir apparaître à cette étape.</text:span></text:p>
      <text:p text:style-name="P4"><text:span text:style-name="T1">Donc allez sur kahoot.it, et vous allez pouvoir saisir le code qui s’affiche à l’écran, qui est donc 616 8872.</text:span></text:p>
      <text:p text:style-name="P4"><text:span text:style-name="T1">C’est aussi l’occasion de vous préciser une chose, c’est qu’il y a un petit décalage d’à peu près 30 secondes entre ce que nous disons et ce qui est diffusé sur YouTube. Donc parfois, vous aurez peut-être l’impression qu’on temporise, qu’on attend des choses, c’est tout à fait normal, c’est lié au petit temps de latence avec YouTube. </text:span></text:p>
      <text:p text:style-name="P4"><text:span text:style-name="T1">Voilà, on voit que ça y est, vous commencez à être en nombre sur Kahoot, déjà une soixantaine…</text:span></text:p>
      <text:p text:style-name="P4"><text:span text:style-name="T1">On va bientôt atteindre la centaine… Nous y voilà. Merci pour votre motivation. On espère que le site Kahoot va fonctionner avec le nombre que vous êtes !  146… Là, ça ralentit un petit peu, les nouvelles personnes qui arrivent… On va attendre encore quelques secondes, et puis ensuite on va pouvoir lancer. Et théoriquement, les personnes pourront continuer à se connecter, même une fois qu’on aura lancé.</text:span></text:p>
      <text:p text:style-name="P4"><text:span text:style-name="T1">Voilà. Donc là, ça se stabilise un petit peu autour de 160, donc on va pouvoir commencer avec la première question, qui est une question pour nous permettre d’introduire cette problématique du design. On y va. Hop…</text:span></text:p>
      <text:p text:style-name="P4"><text:span text:style-name="T1">Petit décompte supplémentaire, peut-être que d’autres personnes pourront se connecter…</text:span></text:p>
      <text:p text:style-name="P4"><text:span text:style-name="T1">Donc premier point qu’on veut aborder avec vous, c’est un nuage de mots, on vous demande ce que vous évoque le mot « design », vous </text:span><text:soft-page-break/><text:span text:style-name="T1">avez le droit de mettre un mot ou quelques mots ensemble, mais une réponse par personne, pour nous dire ce que vous évoque le design.</text:span></text:p>
      <text:p text:style-name="P4"><text:span text:style-name="T1">- Ugo: l’idée est de se questionner sur ce que ça vous évoque, et nous on va réagir sur les mots que vous proposez.</text:span></text:p>
      <text:p text:style-name="P4"><text:span text:style-name="T1">L’idée, c’était de dire que donner une définition, c’est toujours compliqué, donc on va plutôt partir de ce que vous avez comme idée du sujet, pour bâtir ensemble une définition, finalement.</text:span></text:p>
      <text:p text:style-name="P4"><text:span text:style-name="T1">- Nous, on voit qu’il reste 20 secondes, mais comme il y a 30 secondes… Ah, voilà, nous avons les réponses qui s’affichent progressivement… Qui vont s’afficher. Ça, c’est un nuage de couleurs pour l’instant, dans quelques secondes, on devrait voir apparaître vos mots. Les voilà. Très bien. Il y en a beaucoup, évidemment. Certains qui sont en gros ont été écrits plusieurs fois.</text:span></text:p>
      <text:p text:style-name="P4"><text:span text:style-name="T1">« Ergonomie », c’est intéressant, c’est un terme sur lequel on va revenir à travers notamment les métiers du design, car on peut se demander le rapport entre ergonomie et design, et on verra qu’il y en a beaucoup, et on peut dire à ce stade que, il y a quelques années, on ne parlait pas par exemple de design d’expérience, mais surtout d’ergonomie.</text:span></text:p>
      <text:p text:style-name="P4"><text:span text:style-name="T1">- Ugo: conception, l’autre mot qui revient, c’est bien normal, parce que le terme « design », si on essaie de le traduire, on peut dire « conception », c’est un processus de conception, on est tout à fait clair là-dessus, c’est bien normal.</text:span></text:p>
      <text:p text:style-name="P4"><text:span text:style-name="T1">J’enchaîne, le suivant, c’est « utilisateur », qui apparaît, qu’on peut relier… Ça va être un sujet central dans le design, on va y revenir effectivement aussi.</text:span></text:p>
      <text:p text:style-name="P4"><text:span text:style-name="T1">- Jules: moi, je vois « accessibilité », c’est intéressant, parce que ça fait un lien direct avec les activités de notre équipe et la formation qu’il y a eu il y a quelques jours, et l’accessibilité et le design sont deux sujets qui sont très étroitement liés.</text:span></text:p>
      <text:p text:style-name="P4"><text:span text:style-name="T1">- Ugo: il y a deux mots intéressants qui sont « style et fonctionnel », le design, c’est aussi une question d’apporter des réponses à des problèmes, et des réponses fonctionnelles par exemple, je vois « facile à utiliser » juste à côté aussi, tout ça se mélange, c’est très bien, c’est logique… UX UI, je retrouve bien ces éléments ensemble.</text:span></text:p>
      <text:p text:style-name="P4"><text:span text:style-name="T1">« Désirabilité », on essaie de voir s’il y a des incompréhensions par rapport au sujet du design, mais j’ai l’impression que les mots sont assez cohérents avec le sujet… Je vois « luxe », c’est vrai qu’il y a une </text:span><text:soft-page-break/><text:span text:style-name="T1">certaine forme de design qui peut être vue comme du luxe, évidemment le design ne s’intéresse pas qu’au luxe, mais à tous les objets et tous les services qu’on peut utiliser au quotidien.</text:span></text:p>
      <text:p text:style-name="P4"><text:span text:style-name="T1">- Et ça ne doit pas être un luxe.</text:span></text:p>
      <text:p text:style-name="P4"><text:span text:style-name="T1">- C’est sûr.</text:span></text:p>
      <text:p text:style-name="P4"><text:span text:style-name="T1">- On voit aussi « moderne », « joli », il y a la notion d’esthétique, et ça, c’est aussi intéressant, parce qu’on va voir bien entendu que c’est une des composantes du design, vraiment la forme finale d’un produit, d’une interface logicielle, mais on verra que toutes les composantes sous-jacentes sont tout aussi importantes, si ce n’est plus.</text:span></text:p>
      <text:p text:style-name="P4"><text:span text:style-name="T1">- Ugo: « expérimentation », très important, le design est énormément basé sur l’expérimentation, et ça va être une des composantes clés dans le processus de design.</text:span></text:p>
      <text:p text:style-name="P4"><text:span text:style-name="T1">« Signe », faire du design, c’est aussi créer des signes, qui ont un sens.</text:span></text:p>
      <text:p text:style-name="P4"><text:span text:style-name="T1">« Beau », le beau ne va pas être un critère en soi, parce que ça peut être très subjectif, mais par contre, on peut dire que le design s’intéresse à la forme, mais pas que, on y reviendra, le design n’est pas que de la forme.</text:span></text:p>
      <text:p text:style-name="P4"><text:span text:style-name="T1">- Jules: il y a deux mots à côté l’un de l’autre : « outil » et « méthodologie », et ce sont des choses que l’on va aborder ce matin, car on a beaucoup de méthodes dans les usages centrées sur les usagers, <text:s/>on en parlera par la suite.</text:span></text:p>
      <text:p text:style-name="P4"><text:span text:style-name="T1">Est-ce qu’il y a d’autres choses à ce stade…</text:span></text:p>
      <text:p text:style-name="P4"><text:span text:style-name="T1">- Ugo: est-ce qu’on aurait des choses à ajouter… De toute façon on va revenir sur tous ces sujets par la suite, on aura l’occasion d’enrichir. « Ouverture d’esprit », quand on fait du design, on ne fait pas pour soi, mais pour les usagers, ceux qui vont être en interaction avec le service, donc il faut avoir cet état d’esprit.</text:span></text:p>
      <text:p text:style-name="P4"><text:span text:style-name="T1">- Jules: et la notion d’humilité, parce que le designer, quand il est centré sur son utilisateur ou son usager, il va partir du principe qu’au départ, il n’a pas la réponse, donc c’est vraiment bien en allant au contact de ces personnes qui sont les utilisateurs à la fin qu’il va pouvoir proposer des solutions adéquates. Donc on a une dimension de l’ego du designer.</text:span></text:p>
      <text:p text:style-name="P4"><text:span text:style-name="T1">- Il y a aussi « dessin » et « dessein », c’est une manière de définir le design, le trait et l’intention, c’est le fait d’allier les deux, je trouve ça bien qu’ils soient placés côte à côte.</text:span></text:p>
      <text:p text:style-name="P4"><text:soft-page-break/><text:span text:style-name="T1">Je pense qu’on reviendra un peu… On n’est pas passé sur tous, mais on va revenir sur tout ça.</text:span></text:p>
      <text:p text:style-name="P4"><text:span text:style-name="T1">- Jules: n’hésitez pas, si vous n’avez pas pu mettre de mots, vous avez évidemment le chat YouTube que vous pouvez utiliser tout au long de cette discussion, et on va prendre avec notre équipe vos questions, on y répondra dans la dernière phase de cette présentation.</text:span></text:p>
      <text:p text:style-name="P4"><text:span text:style-name="T1">Nous pouvons reprendre…</text:span></text:p>
      <text:p text:style-name="P4"><text:span text:style-name="T1">- Ugo: on était toujours dans cette première partie sur le design de services publics numériques, on vient de voir le design centré usagers, une autre question qu’on peut se poser par rapport à notre pratique, c’est celle des services publics numériques de qualité, pourquoi on parle de ça ?  Pour nous, créer des services publics numériques de qualité, c’est indispensable pour plusieurs raisons. D’abord on a un besoin de service public numérique de qualité, tout simplement parce qu’il y a un besoin de métier en général, comme lever l’impôt, et il faut que ce besoin soit atteint de la manière la plus efficace possible. On remarque également des attentes du point de vue des usagers en particulier, tous les sondages, toutes les choses qu’on peut voir passer sur le sujet montre que les usagers ont envie d’avoir des services publics numériques qui fonctionnent bien, qui leur font gagner du temps, et c’est une dimension importante aussi, on s’inscrit dans une notion de devoir quand on parle de service public, parce que le service public a un devoir vis-à-vis des usagers, et là, on peut se référer au devoir de continuité des services publics, de mutabilité, d’égalité, je m’arrête sur celui-là, quand on parle d’inclusion, c’est le fait que tout un chacun puisse accéder à un service public quelle que soit sa situation, le principe de neutralité ou de fonctionnement correct. Tout ça fait qu’on a besoin de services publics de qualité.</text:span></text:p>
      <text:p text:style-name="P4"><text:span text:style-name="T1">- Jules: quand on parle de design centré sur les usagers, c’est important de se demander qui sont les usagers, et là, en fait, dans le domaine dans lequel on travaille, la démarche va être d’inviter ces usagers, de les faire véritablement participer à la conception des produits, à la réflexion sur les produits, de les rencontrer pour comprendre leurs problématiques, leurs freins, leurs manières de penser et de comprendre les services publics, et donc il y a quelque chose de vraiment fondamental dans l’intégration de ces personnes qui sont les destinataires des services qu’on réalise. Pour ce faire, on a donc besoin d’une représentativité importante des personnes à qui on </text:span><text:soft-page-break/><text:span text:style-name="T1">va proposer de participer. Donc il y a toute une phase qui est de l’ordre du recrutement, c’est le mot qu’on utilise, pour trouver ces personnes, s’assurer qu’elles sont représentatives des usagers, et les rencontrer pour les interroger, etc. Et pour chaque démarche sur laquelle on va travailler, on va avoir systématiquement cette réflexion et on va se demander qui sont ces usagers, comment on peut trouver les critères spécifiques qui nous permettent de les trouver, de les contacter, pour qu’on puisse leur poser des questions dans un premier temps, puis leur soumettre ensuite des prototypes de design. Un exemple très concret sur lequel Adrien qui fait partie d’un programme spécifique est en train de travailler pour une démarche du ministère de l’agriculture sur la coupe de bois, et là, on va avoir au moins 3 profils différents, un profil qui est particulier, c’est-à-dire quelqu’un qui serait propriétaire d’un bois ou une forêt, et qui aura ponctuellement besoin de couper des arbres. Donc il va faire cette démarche administrative de demande de coupe de bois, mais c’est quelque chose qu’il va faire relativement rarement, et qui n’est pas quelque chose qu’il maîtrise et qu’il connaît très bien. Pour cette même démarche, on va avoir des gens qui sont des professionnels qui vont très régulièrement faire cette démarche, qui s’inscrit dans l’activité de leur entreprise, et là, ils auront des attentes qui ne sont pas les mêmes. On peut aussi citer le mandataire, qui va en fait, lui, faire la démarche pour le compte d’une autre personne, il aura donc des problématiques différentes, car il sera intermédiaire entre l’administration et d’autres usagers. Un des enjeux et un des défis importants quand on parle de design centré usager, c’est de commencer par se demander qui sont ces usagers, et dans le détail et la finesse de leur variété.</text:span></text:p>
      <text:p text:style-name="P4"><text:span text:style-name="T1">- Ugo: parfois, il se cache des usagers là où on ne les attend pas. On a tendance souvent à voir les usagers finaux qui sont les plus évidents, donc était les citoyens, toutes les personnes amenées à bénéficier d’un service, ça peut être aussi des entreprises ou des associations, <text:s/>si on s’adresse à des entreprises et des associations… Mais avec un service public, d’autres personnes peuvent interagir, en tant que designer, on va s’intéresser aussi à ces personnes, à comment le service fonctionne pour eux. On pense dans un premier temps aux aidants, qui peuvent aider certaines personnes à utiliser le service, et aux agents, qui pourront peut-être faire des traitements sur des demandes, et aussi certains partenaires.</text:span></text:p>
      <text:p text:style-name="P4"><text:soft-page-break/><text:span text:style-name="T1">- Jules: Autre question qu’on peut se poser, c’est : pourquoi le design ?  Justement, le design va mettre en place des processus, des méthodes qui vont permettre de répondre à cette complexité qui est liée au fonctionnement humain. Les personnes qui utilisent les services publics, les sites Internet ou les produits qui sont à leur disposition ne sont pas des robots. C’est-à-dire que ce n’est pas parce qu’on a mis l’ensemble des champs d’un formulaire ou qu’on a mis le bouton dans la page qu’on peut s’assurer que les personnes vont comprendre ce qu’on leur demande, vont être en mesure ou en capacité de l’utiliser. Donc ils ne vont pas tout comprendre. Certains vont être impatients, certains ne vont pas bien maîtriser l’informatique par exemple, d’autres ne vont pas nécessairement comprendre certains vocabulaires qu’on utilise, et donc on a besoin impérativement d’intégrer cette complexité, le côté réel du terrain, pour pouvoir réaliser les démarches, et tout simplement il y a une notion aussi d’émotion. C’est important de se rappeler qu’on a des personnes en chair et en os qui utilisent les services.</text:span></text:p>
      <text:p text:style-name="P4"><text:span text:style-name="T1">Il y a une idée importante aussi à soulever, c’est que ce n’est pas parce qu’on a transposé une démarche existante sur papier en version Internet que ça va être plus simple. Parfois le numérique a cet aura de simplicité, mais pas nécessairement, pour certaines personnes, c’est presque un barrage de passer au numérique. Donc on a vraiment besoin d’accompagner ces usagers et de leur proposer des services qui, véritablement, simplifient les choses. Donc il y a beaucoup de travail et de méthodes pour pouvoir arriver à cette simplicité, et donc on va en reparler, mais le design a cet objectif-là.</text:span></text:p>
      <text:p text:style-name="P4"><text:span text:style-name="T1">Un exemple très concret dans un autre domaine que les services publics, La Redoute. On imagine bien que quand ils ont dû basculer l’expérience sur le web, avec leur site Internet, ils n’ont pas transposé effectivement directement leur bulletin de commande papier, qu’on a tous connu dans les gros catalogues en papier directement sur Internet. Bien entendu qu’Internet a été l’occasion de repenser complètement l’expérience de consultation du catalogue et d’achat des produits. C’est une transposition qu’il faut avoir en tête lorsqu’on va faire du design dans le domaine du numérique pour les services publics.</text:span></text:p>
      <text:p text:style-name="P4"><text:span text:style-name="T1">- Ugo: maintenant, comment concevoir des services publics, on peut poser la question des services en général de qualité, mais dans notre contexte à nous qui est celui des services publics, jusqu’à maintenant, </text:span><text:soft-page-break/><text:span text:style-name="T1">et encore aujourd’hui bien entendu, il y avait et il y a des normes qui sont là pour cadrer et qui ont leur utilité, par exemple la charte de l'Etat, le RGAA, le RGI, référentiel général d’interopérabilité, le RGPD, référentiel général de la protection des données, voire des sujets sur l’écoconception, tous ces référentiels existent, ils sont utiles, mais comme on l’a vu dans le domaine de l’accessibilité, on se rend compte qu’ils ne sont pas suffisants pour garantir des services publics de qualité.</text:span></text:p>
      <text:p text:style-name="P4"><text:span text:style-name="T1">On a voulu se poser la question de ce qu’il y a besoin d’amener de nouveau, et on a voulu commencer par apporter quelques principes, qui vont permettre d’ancrer l’action de ceux qui créent des services publics numériques. Parmi ces principes, on en a défini 5, il y a le fait qu’un service doit avant tout être pertinent. Ça veut dire qu’il est utile, qu’il répond à un besoin, qu’il ne sort pas de nulle part, il est utilisable, il apporte une réponse concrète, mais utilisable à ce besoin, et simple d’utilisation. Inclusif : on va retrouver l’accessibilité, mais pas seulement, c’est aussi penser aux personnes qui sont des conditions d’accès qui peuvent être compliquées, qui ont une connexion Internet lente par exemple, faire en sorte d’employer un langage clair et compréhensible, et de manière plus générale, penser un service pour toutes et tous quelle que soit sa situation personnelle.</text:span></text:p>
      <text:p text:style-name="P4"><text:span text:style-name="T1">Un autre principe important, c’est nous assurer que les services publics numériques soient protecteurs, qu’ils fonctionnent de manière fiables, transparents, qu’on sache comment ils fonctionnent, qui s’assurent de respecter la liberté de l’usager et sa vie privée, et également qui s’assure de préserver son attention.</text:span></text:p>
      <text:p text:style-name="P4"><text:span text:style-name="T1">On pense que ça doit être aussi des services émancipateurs, c’est une notion un peu complexe, on entend par là à la fois « qui donne le pouvoir de », qui maintient ou renforce l’autonomie des personnes qui les utilise, le numérique doit donner les moyens, si on produit un service qui devient un frein ou une contrainte, c’est qu’on a mal abordé la solution. Et donner une prise au choix et à la contestation, c’est-à-dire le moyen de décider ensemble et de s’opposer.</text:span></text:p>
      <text:p text:style-name="P4"><text:span text:style-name="T1">Et enfin un principe important également, c’est celui de la soutenabilité du service, qui englobe plusieurs choses, à la fois le principe de sobriété, un service le plus économe possible, en ressources, etc., mais aussi résilient, et maintenable, on s’assure qu’en cas de coup dur, il tienne le coup, et qu’il se maintienne dans le temps. </text:span><text:soft-page-break/><text:span text:style-name="T1">On parle aussi de mutualisation, avec l’open source, comment on fait pour mutualiser les ressources.</text:span></text:p>
      <text:p text:style-name="P4"><text:span text:style-name="T1">Au-delà de ça, il existe, et nous, on en apporte, des méthodes, c’est une bonne chose, ça permet de prévoir une bonne gouvernance dans un projet, de s’assurer d’une bonne répartition des rôles, d’utiliser un bon processus, tout ça, ce sont des choses importantes. Les outils également, qui permettent de concrétiser en mutualisant des outils, le système de design, France Connect, déployé par nos équipes, c’est un outil très bien, on parlait du référentiel des logiciels open source, les formations qu’on met en place, tout ça, ce sont des outils, c’est très bien, mais il nous semble que ce qui importe le plus, ce qui est très important, c’est d’avoir au-delà de tout ça, des personnes pour faire. Pourquoi ?  Parce qu’on n’aborde pas les choses de manière théorique, mais on se retrouve en fait dans la réalité, dans un contexte qui peut être complexe, pluriel, et pour ça, on a besoin de personnes compétentes qui sont en mesure de s’adapter à ces situations. Et l’un des rôles clés pour nous, ça va être le design, ça va être le rôle du designer, mais pas seulement.</text:span></text:p>
      <text:p text:style-name="P4"><text:span text:style-name="T1">Au-delà d’avoir des humains, il faut que ces humains travaillent ensemble, dans une logique d’intelligence collective. Avec des fonctionnements en silos, on sait qu’on va complexifier, donc il faut faire en sorte de faire travailler les personnes ensemble. J’ai mis une liste de parties prenantes, les différents acteurs qu’il peut y avoir autour d’un projet numérique, une équipe métier, une équipe produit qui s’assurera du développement du service, on aura des développeurs, des designers, aussi les usagers qui sont là, on a besoin qu’ils soient intégrés dans les étapes de conception, c’est évident, et tout un tas de personnes, en fonction de leurs compétences et de leurs besoins, ça peut être un responsable accessibilité, des juristes, sociologues, en fonction du contexte, il peut y avoir beaucoup de personnes. Ces personnes doivent travailler ensemble, et le rôle du designer est clé, car il joue un rôle de facilitateur, il va faire interagir ces différents métiers entre eux, et tout ça pour le bénéfice bien sûr du service.</text:span></text:p>
      <text:p text:style-name="P4"><text:span text:style-name="T1">Par ailleurs, le fait de faire travailler ces personnes entre elles, ça va permettre de dézoomer, de prendre du recul sur ce qu’on est en train de concevoir, et de regarder au plus large de quoi on parle, un service public numérique va toujours s’insérer dans un contexte plus large, je prends un exemple illustré ci-dessous, j’ai déménagé il y a peu, j’ai dû </text:span><text:soft-page-break/><text:span text:style-name="T1">refaire mon inscription sur les listes électorales. Qu’est-ce que c’est ?  C’est un service numérique qui existe, mais la question que je me pose, c’est : ah, j’ai ce besoin, c’est la première étape. Comment je m’y suis pris ?  J’ai appelé ma mairie, et là, on parle déjà de service, car c’est au niveau de la mairie que se passe cette démarche, la mairie m'a dit « bienvenue dans l’arrondissement, il y a un service en ligne, vous pouvez y aller ». Donc premier point de contact. Ensuite, je vais sur le service en ligne, qui me dit les différentes étapes, et qui me dit que je vais avoir besoin d’un justificatif de domicile. Donc en dehors du parcours, j’ai cette étape d’aller récupérer ce justificatif. Ensuite, je retourne sur le service en ligne, je renseigne mes informations, j’ai un mail de confirmation, puis un peu plus tard, un mail me prévient que ma demande a bien été traitée, mais comme je m’y suis pris un peu tard, ma carte sera disponible au bureau de vote plutôt que chez moi. Donc on a pu regarder le parcours dans son ensemble, certes, le service en ligne intervient vis-à-vis d’un besoin, mais un besoin fait intervenir d’autres acteurs et d’autres contextes, qui peuvent être liés directement au service ou pas.</text:span></text:p>
      <text:p text:style-name="P4"><text:span text:style-name="T1">- Jules: une fois qu’on s’est dit tout ça, c’était des grands principes sur lesquels on va revenir ensuite plus précisément, et une manière de le faire et de rebondir sur les humains dont on a besoin pour réaliser ces travaux de design, on va se questionner sur les métiers justement du design. Pour en parler, on va partir de votre prisme, de votre point de vue sur le sujet, et on vous propose donc de retourner sur Kahoot pour pouvoir passer à l’étape suivante. Normalement, si vous êtes restés connectés, il n’y a pas de raison que vous ne voyiez pas le Kahoot évoluer. Je vous rappelle pour ceux qui voudraient se connecter en cours de route que le site, c’est kahoot.it, ça s’affiche… KAHOOT.IT, et le code pour nous rejoindre : 616 8872.</text:span></text:p>
      <text:p text:style-name="P4"><text:span text:style-name="T1">Donc il y a une première question quiz qui est juste un petit entraînement, parce que comme vous vous en doutez, le design peut avoir quelque chose à voir avec le fromage, mais pas forcément… Non, c’est simplement pour vous faire comprendre comment marche cette interface. Vous voyez qu’en bas, vous pouvez répondre… Il peut y avoir d’ailleurs plusieurs bonnes réponses, comme en l’occurrence le camembert et le roquefort, et pour envoyer votre réponse, c’est en haut à droite. Et 3 personnes considèrent quand même que le </text:span><text:soft-page-break/><text:span text:style-name="T1">concombre est un fromage, je serais très curieux d’en savoir plus, n’hésitez pas à nous contacter, on en discutera.</text:span></text:p>
      <text:p text:style-name="P4"><text:span text:style-name="T1">Maintenant, on va se questionner sur le sujet des métiers du design, qui fait quoi, dites-nous ce qui est vrai ou faux. Sélectionnez plutôt ce qui est vrai dans ces questions.</text:span></text:p>
      <text:p text:style-name="P4"><text:span text:style-name="T1">La recherche utilisateur pour le design…</text:span></text:p>
      <text:p text:style-name="P4"><text:span text:style-name="T1">Donc les réponses affluent…</text:span></text:p>
      <text:p text:style-name="P4"><text:span text:style-name="T1">On va laisser 1 min par réponse, ce qui est normalement assez large, mais avec le délai YouTube, on préfère.</text:span></text:p>
      <text:p text:style-name="P4"><text:span text:style-name="T1">On va bientôt atteindre les 100 réponses.</text:span></text:p>
      <text:p text:style-name="P4"><text:span text:style-name="T1">Il vous reste 15 secondes à peu près.</text:span></text:p>
      <text:p text:style-name="P4"><text:span text:style-name="T1">La recherche utilisateur…</text:span></text:p>
      <text:p text:style-name="P4"><text:span text:style-name="T1">Très bien. Alors, vous avez donc en grande majorité effectivement répondu à travers les bonnes propositions, donc la recherche utilisateur, c’est rencontrer les usagers pour les comprendre et les observer, alors, les observer, dans l’idée de les observer pendant qu’ils manipulent par exemple les sites Internet des démarches en ligne, et également vérifier si la démarche est simple pour les usagers, ça, ça va avec la mission d’observation. Et puis pour les autres propositions, effectivement, non, ce n’est pas une méthode pour détecter les bugs, là, on aura d’autres processus par la suite qui serviront à ça, et ce n’est pas orienté sur la statistique, ça peut l’être, on va se nourrir de données quantitatives, ça peut l’être, mais c’est plus large que ça. Donc on reparlera de cette notion de recherche utilisateur notamment à travers le métier de user researcher, ou responsable de recherche utilisateur. Désolé pour les anglicismes, dans ce domaine, c’est vrai qu’il y en a beaucoup. Deuxième question :  l’UX Designer est responsable du graphisme des interfaces : faux, ça dépend, je ne sais pas, ou vrai ?  80 réponses… Il reste 15 secondes.</text:span></text:p>
      <text:p text:style-name="P4"><text:span text:style-name="T1">100 réponses. On va pouvoir faire des statistiques, justement. 150…</text:span></text:p>
      <text:p text:style-name="P4"><text:span text:style-name="T1">Alors, là, on a effectivement… La majorité d’entre vous a répondu « ça dépend ».</text:span></text:p>
      <text:p text:style-name="P4"><text:span text:style-name="T1">- Ugo: je pense que c’est la bonne réponse ! </text:span></text:p>
      <text:p text:style-name="P4"><text:span text:style-name="T1">- « je ne sais pas » est tout à fait une bonne réponse également.</text:span></text:p>
      <text:p text:style-name="P4"><text:span text:style-name="T1">C’est difficile de dire vrai ou faux parce qu’on va se rendre compte que le métier de design est assez polymorphe, et en fonction des contextes et des sujets sur lesquels on va travailler, on va parfois avoir un rôle uniquement sur la partie recherche et conception en amont du </text:span><text:soft-page-break/><text:span text:style-name="T1">graphisme, on travaillera à faire des entretiens avec <text:s/>des usagers, à faire des prototypes en noir et blanc, mais dans d’autres cas de figure, on aura ce rôle de design sur le graphisme, notamment quand il existe un design system qui facilite l’implémentation du graphisme puisqu’il est déjà intégré directement avec les composants dans le design system. On en reparlera.</text:span></text:p>
      <text:p text:style-name="P4"><text:span text:style-name="T1">Petit à petit, nous avons le classement qui apparaît, bravo à MN qui prend la tête, il est premier au quiz pour l’instant.</text:span></text:p>
      <text:p text:style-name="P4"><text:span text:style-name="T1">Ensuite, l’ergonome, ça, c’est un mot qui est beaucoup ressorti dans le nuage de mots clés.</text:span></text:p>
      <text:p text:style-name="P4"><text:span text:style-name="T1">L’ergonome… S’occupe seulement de la forme des boutons, fait de la recherche utilisateur, a un rôle similaire à l’UX designer, ou ça n’existe plus ? Bientôt 100 réponses…</text:span></text:p>
      <text:p text:style-name="P4"><text:span text:style-name="T1">150 réponses, très bien.</text:span></text:p>
      <text:p text:style-name="P4"><text:span text:style-name="T1">Alors, tout à fait, l’ergonome… Vous avez répondu majoritairement « a un rôle similaire à l’UX designer », c’est ce qu’on disait tout à l’heure, donc il fait de la recherche utilisateur, tout à fait, également, ça fait partie de ses prérogatives. Alors, si, ça existe encore, pour ceux qui ont répondu « ça n’existe plus », bien sûr que si, on pense à tous nos amis ergonomes qui nous regardent, bien entendu que ce rôle existe encore. On en reparlera tout à l’heure.</text:span></text:p>
      <text:p text:style-name="P4"><text:span text:style-name="T1">Le classement a changé et Christophe prend la tête, bravo Christophe.</text:span></text:p>
      <text:p text:style-name="P4"><text:span text:style-name="T1">Question suivante, toujours sur les métiers : l’UX writer : traduit les textes de lois du français à l’anglais, a pour rôle de rédiger les textes pour qu’ils soient compris par l’usager, fait la transcription des avis des usagers, ou utilise le vocabulaire le plus simple possible. Plusieurs réponses possibles. Encore un anglicisme…</text:span></text:p>
      <text:p text:style-name="P4"><text:span text:style-name="T1">- Ugo: oui, on n’en manque pas… N’hésitez pas d’ailleurs, si on en utilise sans faire attention et sans les définir, à nous prévenir dans le chat sur YouTube.</text:span></text:p>
      <text:p text:style-name="P4"><text:span text:style-name="T1">- Jules: ça nous semble important de vous partager le vocabulaire qui est le plus répandu, mais bien entendu il y a un équivalent en français, qu’on utilise majoritairement dans nos travaux.</text:span></text:p>
      <text:p text:style-name="P4"><text:span text:style-name="T1">Alors, tout à fait, vous avez bien compris ce rôle, l’UX writer, le rédacteur, il a pour rôle de rédiger les textes pour qu’ils soient compris par les usagers, donc il va parler le vocabulaire le plus simple possible. Evidemment, dans le domaine du service public, c’est un </text:span><text:soft-page-break/><text:span text:style-name="T1">enjeu crucial. On a aussi à la DITP des personnes qui peuvent nous aider sur ces sujets.</text:span></text:p>
      <text:p text:style-name="P4"><text:span text:style-name="T1">- La Direction interministérielle à la transformation publique.</text:span></text:p>
      <text:p text:style-name="P4"><text:span text:style-name="T1">- Jules: Christophe reste en tête, félicitations. Nous continuons sur ces questions des métiers.</text:span></text:p>
      <text:p text:style-name="P4"><text:span text:style-name="T1">L’accessibilité et le design… L’expert accessibilité intervient après le design, design et accessibilité sont indissociables, les designers doivent intégrer l’accessibilité au début de la conception, ou ça n’a rien à voir ? </text:span></text:p>
      <text:p text:style-name="P4"><text:span text:style-name="T1">- Ugo: ceux qui auront suivi la formation qu’on a déjà donnée sur le sujet de l’accessibilité seront bien évidemment avantagés pour cette réponse, pour les autres, n’hésitez pas à aller suivre cette formation, que vous pouvez aussi retrouver sur YouTube.</text:span></text:p>
      <text:p text:style-name="P4"><text:span text:style-name="T1">- Jules: Toutes les formations que l’on vous propose sont disponibles ensuite en replay, vous pouvez y revenir et les transférer à vos collègues et familles.</text:span></text:p>
      <text:p text:style-name="P4"><text:span text:style-name="T1">- Ugo: un sujet essentiel.</text:span></text:p>
      <text:p text:style-name="P4"><text:span text:style-name="T1">- Jules: donc effectivement, vous étiez très nombreux à participer à la formation accessibilité, puisque design et accessibilité sont indissociables, ce ne sont pas deux sujets séparés, dans la réflexion en design, on doit intégrer les problématiques d’accessibilité au plus tôt, et l’accessibilité pour les usagers passera par la manière dont le design aussi a été fait. Et donc on l’intègre dès le début de la conception.</text:span></text:p>
      <text:p text:style-name="P4"><text:span text:style-name="T1">Christophe reste en tête, félicitations, nous continuons avec cette question pour la facilitation en design.</text:span></text:p>
      <text:p text:style-name="P4"><text:span text:style-name="T1">La facilitation en design : c’est animer la collaboration entre les parties prenantes d’un projet, c’est favoriser l’intelligence collective, c’est s’assurer que les formulaires sont faciles à utiliser, ou est souvent faite par l’UX Designer ? </text:span></text:p>
      <text:p text:style-name="P4"><text:span text:style-name="T1">Alors… Vous êtes plus de 100 à avoir répondu.</text:span></text:p>
      <text:p text:style-name="P4"><text:span text:style-name="T1">5 secondes… Nous y voilà.</text:span></text:p>
      <text:p text:style-name="P4"><text:span text:style-name="T1">Là, c’est un peu plus varié. La facilitation, effectivement, ce sont les activités qui vont être autour de l’animation de la collaboration des parties prenantes, donc des différentes personnes dont parlait Ugo tout à l’heure, qui vont intervenir à la conception d’un produit. Souvent, l’UX Designer va avoir un rôle de facilitateur, va faire travailler les personnes ensemble pour intégrer tous les prismes nécessaires pour la conception d’un produit ou d’un service. Et donc on met en œuvre </text:span><text:soft-page-break/><text:span text:style-name="T1">l’intelligence collective, à la différence d’un processus où le designer travaillerait dans son coin, qui ferait sa conception et ensuite la présenterait simplement pour validation. Aujourd’hui, on essaie de travailler plus dans une dynamique collaborative.</text:span></text:p>
      <text:p text:style-name="P4"><text:span text:style-name="T1">Cette fois-ci, Theo J a pris la tête, désolé Christophe, mais vous n’êtes pas loin.</text:span></text:p>
      <text:p text:style-name="P4"><text:span text:style-name="T1">L’UI Designer : a en charge l’aspect visuel de l’interface, demande aux utilisateurs s’ils aiment la couleur de l’interface, « UI » pour « Unique Imagination », ou est responsable de l’utilisation du système de design ?  A vous de jouer.</text:span></text:p>
      <text:p text:style-name="P4"><text:span text:style-name="T1">Voilà vos réponses. Vous avez indiqué en majorité que l’UI Designer a en charge l’aspect visuel de l’interface. Effectivement. Alors, pas seulement, là aussi, c’est un peu à géométrie variable en fonction des projets, mais effectivement, la dimension visuelle est du ressort de l’UI Designer, il est donc responsable de l’utilisation du système de design, puisque c’est un outil essentiel pour la dimension visuelle notamment de l’interface. Vous êtes un certain nombre à avoir répondu qu’il demande aux utilisateurs s’ils aiment la couleur de l’interface, c’est envisageable, mais ce serait plutôt de la recherche utilisateur.</text:span></text:p>
      <text:p text:style-name="P4"><text:span text:style-name="T1">On enchaîne. Le classement a un peu bougé puisque Theo est toujours en tête, et Christophe n’est plus présent dans le podium pour l’instant, désolé Christophe.</text:span></text:p>
      <text:p text:style-name="P4"><text:span text:style-name="T1">Alors, que fait le PO ou le chef de projet  ? </text:span></text:p>
      <text:p text:style-name="P4"><text:span text:style-name="T1">Il fait le prototype, il fait un brief ou une commande et l’UX Designer exécute, il travaille étroitement en collaboration avec les designers, ou il fait de la production omnicanale ?  Là vous répondez tous très vite. On a peut-être beaucoup de PO et de chefs de projets dans l’assemblée… Je pense qu’on va avoir encore plus de réponses que pour les autres.</text:span></text:p>
      <text:p text:style-name="P4"><text:span text:style-name="T1">Nous y voilà, quasiment 170…</text:span></text:p>
      <text:p text:style-name="P4"><text:span text:style-name="T1">Donc effectivement, ici il y avait une bonne réponse, tel qu’on le conçoit en tout cas, il travaille effectivement en étroite collaboration avec les designers, puisque ce sont deux personnes qui ont justement aussi un petit peu ce rôle transverse de travailler avec différents métiers, d’être vraiment au centre de la conception du produit, de son évolution, de la définition des fonctionnalités. Donc il y a vraiment une dimension binôme qui est très importante pour réussir à réaliser </text:span><text:soft-page-break/><text:span text:style-name="T1">un produit de qualité, et vous êtes un certain nombre à avoir indiquer que le PO ou le chef de projet fait un brief ou une commande et l’UX Designer exécute. On est plus aujourd’hui dans une dynamique collaborative, de coconception, et un peu moins dans une approche où on va séparer les tâches et vraiment imaginer une commande et une exécution. Le designer va avoir un rôle assez transverse tout au long du projet.</text:span></text:p>
      <text:p text:style-name="P4"><text:span text:style-name="T1">Je pense que c’était la dernière question sur les métiers. Et donc Theo, félicitations, toujours en tête.</text:span></text:p>
      <text:p text:style-name="P4"><text:span text:style-name="T1">Ou peut-être pas… C’est sûrement celle-ci la dernière question sur les métiers.</text:span></text:p>
      <text:p text:style-name="P4"><text:span text:style-name="T1">Donc UX design, UI design, UX research, UX writer, tout ça, il faut au moins une personne de chaque dans une équipe produit, ce sont forcément des personnes différentes qui pratiquent ces expertises, une personne peut avoir plusieurs de ces compétences, l’implication de ces expertises est très variable selon les projets ? </text:span></text:p>
      <text:p text:style-name="P4"><text:span text:style-name="T1">Là aussi, vous êtes nombreux à répondre.</text:span></text:p>
      <text:p text:style-name="P4"><text:span text:style-name="T1">Nous y voilà. Effectivement, vous avez décelé les deux bonnes propositions qu’on vous faisait. Une personne peut avoir bien sûr plusieurs de ces compétences, on en reparlera juste ensuite, <text:s/>en plus ce sont des nouveaux métiers, donc le contour de ces métiers est même encore en mutation actuellement, mais une même personne peut agir sur plusieurs de ces domaines, bien sûr, et l’implication de ces expertises est très variable selon les projets, c’est très important parce que selon le besoin pour le projet d’une partie plutôt de recherche utilisateur, de conception de prototype, de graphisme de l’interface, on va faire appel à plusieurs personnes ou à une personne en fonction des besoins qui peuvent être très différents.</text:span></text:p>
      <text:p text:style-name="P4"><text:span text:style-name="T1">Nous voici arrivés au bout. Theo, bravo, toujours en première place. Et on va de ce pas continuer à parler de ces sujets à travers la notion de designer.</text:span></text:p>
      <text:p text:style-name="P4"><text:span text:style-name="T1">- Ugo: Alors, on a vu pas mal de choses, on va repasser sur les différents métiers du design, plutôt rapidement. En tout cas une chose qui nous semblait importante à souligner, c’est ce qu’il y a en commun entre tous les designers, on en a parlé un petit peu en introduction, c’est juste rappeler que le design, certes, c’est une question de forme, mais pas uniquement. Le design, c’est à la fois le dessin, la forme, et </text:span><text:soft-page-break/><text:span text:style-name="T1">le dessein, l’intention, le rôle du designer est de créer des formes qui vont permettre la réalisation d’une intention.</text:span></text:p>
      <text:p text:style-name="P4"><text:span text:style-name="T1">- Jules: on parlait toujours de l’UX research, pour dire chargé de recherche utilisateur, et ce rôle-là est un rôle clé car c’est celui qui va représenter la voix des usagers, qui va être le porte-parole des usagers, il va les rencontrer, les interroger pour comprendre leurs comportements, leurs besoins, leur motivation, comprendre leurs émotions quand ils utilisent des services, et on met en place des méthodes d’entretiens, d’observation, de tests utilisateurs, pour recueillir sur le terrain les éléments essentiels dont on a besoin pour pouvoir concevoir un produit. L’ergonome, on en a déjà parlé, il intervient à la fois sur la conception et l’évaluation des systèmes d’informatique, il s’appuie sur des règles issues de la recherche, et il s’assure qu’un produit est en phase avec les caractéristiques de son utilisateur. Et là aussi, il met en place des méthodes d’observation, etc., et aussi des méthodes de conception. Donc aujourd’hui, l’UX designer partage beaucoup de compétences avec l’ergonome.</text:span></text:p>
      <text:p text:style-name="P4"><text:span text:style-name="T1">- Ugo: le Designer UX, expérience utilisateur, il est le garant de cela, c’est lui qui va donner vie au service, créer les parcours, incarner concrètement le service qui a été imaginé en un ensemble de parcours, jusqu’à commencer à se poser des questions sur les interfaces, c’est l’occasion ici de dire que tous les métiers qu’on cite ne sont pas des métiers exclusifs, c’est-à-dire que ce sont aussi des compétences qu’une personne peut avoir… Enfin, une personne peut avoir plusieurs de ces compétences, et par ailleurs ces compétences ne travaillent pas en silos mais en interaction complète, ils interagissent au moment de la conception d’un service, on ne passe pas de l’un à l’autre linéairement.</text:span></text:p>
      <text:p text:style-name="P4"><text:span text:style-name="T1">Le designer UI, qui va s’occuper de l’interface utilisateur. C’est lui qui va mettre en place le design system s’il y en a un, mais la forme du service aura un impact sur la manière dont il est perçu, et donc le designer UI et le designer UX vont travailler de pair.</text:span></text:p>
      <text:p text:style-name="P4"><text:span text:style-name="T1">- Ensuite, le rédacteur UX, qu’on appelle l’UX Writer dans le quiz, c’est le terme le plus utilisé, ce sont des personnes qui vont être en mesure de rédiger des tournures de phrases, des textes, choisir les bons mots qui vont être les mieux compris possibles par les usagers, c’est excessivement important, surtout dans le domaine des services publics, où parfois il faut expliquer des démarches complexes. L’UX </text:span><text:soft-page-break/><text:span text:style-name="T1">designer prend un peu ce rôle parfois de rédacteur UX, mais il est vraiment bon d’avoir des personnes très affutées sur les mots à employer.</text:span></text:p>
      <text:p text:style-name="P4"><text:span text:style-name="T1">Autre terme, la notion de designer de service. Ugo tout à l’heure parlait de la nécessité de dézoomer. Ce niveau de dézoom, c’est un peu le rôle du designer de service, c’est-à-dire qu’il va être moins à un niveau de zoom resserré par exemple sur l’ergonomie, la manière dont est construite une page Internet, mais il va plutôt être sur une approche assez globale de l’expérience, de bout en bout, et voir aussi comment s’inscrit un service en ligne dans une notion de service plus global, et même regarder où l’usager va commencer son expérience. Peut-être que si un usager sou immatriculer un véhicule, il va commencer par regarder sur un moteur de recherche comment ça se passe. Peut-être qu’il va tomber sur le site d’une entreprise privée qui va lui en parler, puis il va arriver sur le site de l’administration dédié à ça… C’est vraiment se demander quels sont les parcours au sens très large, et comment les prendre en considération dans la construction des services publics.</text:span></text:p>
      <text:p text:style-name="P4"><text:span text:style-name="T1">- Et le design thinking, ce n’est pas un métier, c’est une méthode qui peut être employée, il en existe d’autres, comme le codesign, le design sprint, toutes ces méthodes sont utiles, bonnes à être employées, mais ce sur quoi on attire l’attention ici, c’est que pour faire du design, il faut des experts, des designers, qui vont apporter cette connaissance et cette expertise.</text:span></text:p>
      <text:p text:style-name="P4"><text:span text:style-name="T1">Le design thinking peut être employé, mais il faut des designers quelque part, c’est généralement eux qui vont animer ce genre d’atelier, on veut concentrer l’attention sur le fait qu’il faut des experts, des personnes dont c’est le métier.</text:span></text:p>
      <text:p text:style-name="P4"><text:span text:style-name="T1">Maintenant, on va parler design et accessibilité, et se poser la question : est-ce que le design et l’accessibilité ont quelque chose à voir entre eux ? En tout cas, on vous la pose, il faut se la poser. Ce qu’on a à en dire, c’est qu’évidemment, on passera très rapidement dessus, le design a un rôle clé à jouer pour l’accessibilité d’un service. On le fait avec humour avec ce petit visuel que je vais décrire, où on a écrit « le design joue un rôle clé pour l’accessibilité » de plusieurs manières différentes, avec une intensité de couleur plus faible en haut et plus élevée en bas, et le contraste des couleurs, c’est un des points de l’accessibilité dont on se soucie, pour montrer que le contraste des </text:span><text:soft-page-break/><text:span text:style-name="T1">couleurs aura un impact sur la perception et la lisibilité d’un service, c’est au designer de s’en assurer, mais c’est un point parmi d’autres, je vous renvoie à nouveau à la formation sur l’accessibilité, et peut-être qu’on aura <text:s/>l’occasion aussi d’élaborer cette collaboration plus tard.</text:span></text:p>
      <text:p text:style-name="P4"><text:span text:style-name="T1">- Jules: Une fois qu’on a parlé des métiers, donc des humains, on peut se poser la question des méthodes. Et là, ça va être à nouveau à vous de jouer, on va voir si vous allez être en mesure de dépasser Theo sur cette nouvelle étape du Kahoot. Je vous rappelle que le site, c’est Kahoot.it, et que le code pour participer, c’est 616 8872.</text:span></text:p>
      <text:p text:style-name="P4"><text:span text:style-name="T1">Et donc, parlons de ces étapes du design, dites-nous ce que vous pensez de l’enchaînement de ces étapes, est-ce qu’on fait les choses dans le bon sens, et par quoi commencer une démarche de design ?  (lecture à l’écran)</text:span></text:p>
      <text:p text:style-name="P4"><text:span text:style-name="T1">Vous êtes 100 déjà à avoir répondu, ça vous inspire, visiblement… 140 réponses… Nous y voilà.</text:span></text:p>
      <text:p text:style-name="P4"><text:span text:style-name="T1">Alors, effectivement, on est plutôt en phase avec le groupe, on commencera plutôt par définir la problématique avec les parties prenantes pour bien comprendre quels sont les objectifs à travers ce projet, et très vite, très très vite, on ira interroger les usagers sur leurs pratiques, donc faire de la recherche utilisateur, ou au minimum, on essaiera de trouver des sources d’informations très concrètes où les utilisateurs s’expriment, par exemple des témoignages que l’on peut recueillir comme sur l’observatoire.</text:span></text:p>
      <text:p text:style-name="P4"><text:span text:style-name="T1">On continue sur les étapes.</text:span></text:p>
      <text:p text:style-name="P4"><text:span text:style-name="T1">Une fois que la problématique est posée, que fait-on ?  On interroge les usagers sur cette problématique… (lecture à l’écran)</text:span></text:p>
      <text:p text:style-name="P4"><text:span text:style-name="T1">3 secondes et nous avons 150 et quelques réponses…</text:span></text:p>
      <text:p text:style-name="P4"><text:span text:style-name="T1">Tout à fait, on va interroger les usagers sur cette problématique, donc faire de la recherche utilisateur. Vous êtes nombreux à avoir dit qu’on faisait un atelier de créativité, alors pourquoi pas, ce n’est pas forcément totalement inapproprié, mais on préfèrera les faire une fois qu’on s’est assuré qu’on avait la matière première de ces ateliers, c’est-à-dire la connaissance des usagers et leurs modes de fonctionnement.</text:span></text:p>
      <text:p text:style-name="P4"><text:span text:style-name="T1">Donc Dori reste en tête, Theo en deuxième, et Toto en troisième.</text:span></text:p>
      <text:p text:style-name="P4"><text:span text:style-name="T1">- Ugo: Christophe remonte ! </text:span></text:p>
      <text:p text:style-name="P4"><text:span text:style-name="T1">- C’est peut-être un autre Christophe.</text:span></text:p>
      <text:p text:style-name="P4"><text:span text:style-name="T1">Christophe, vous pouvez y arriver ! </text:span></text:p>
      <text:p text:style-name="P4"><text:soft-page-break/><text:span text:style-name="T1">Ensuite, une fois la recherche utilisateur faite… (lecture à l’écran)</text:span></text:p>
      <text:p text:style-name="P4"><text:span text:style-name="T1">Celle-ci est peut-être plus questionnante…</text:span></text:p>
      <text:p text:style-name="P4"><text:span text:style-name="T1">10 secondes… 130 et quelques réponses…</text:span></text:p>
      <text:p text:style-name="P4"><text:span text:style-name="T1">Et donc… Tout à fait, une fois qu’on a fait cette recherche utilisateur, par exemple qu’on a interrogé une quinzaine d’usagers représentatifs, on va pouvoir décrire les différents profils qui s’en dégagent, les personas, et on va utiliser cette matière pour commencer la coconception.</text:span></text:p>
      <text:p text:style-name="P4"><text:span text:style-name="T1">Et le prototype, on le fera sûrement un peu après.</text:span></text:p>
      <text:p text:style-name="P4"><text:span text:style-name="T1">Dori toujours en tête. On continue…</text:span></text:p>
      <text:p text:style-name="P4"><text:span text:style-name="T1">Justement, que se passe-t-il maintenant qu’on a lancé la coconception ?  (lecture à l’écran)</text:span></text:p>
      <text:p text:style-name="P4"><text:span text:style-name="T1">J’ai l’impression qu’ici, vous allez être nombreux à avoir des bonnes réponses. Il nous reste 10 secondes, une centaine de réponses… 130, 140…</text:span></text:p>
      <text:p text:style-name="P4"><text:span text:style-name="T1">Effectivement, il y avait beaucoup de bonnes réponses. Tout à fait, à ce stade, la conception est lancée, il est plutôt bon de faire un prototype, dans l’objectif de le tester avec des usagers, donc des choses vraiment très concrètes à leur mettre sous la main. On va faire participer les experts de la technique pour s’assurer que ce qu’on est en train de concevoir est réalisable dans le contexte technique dans lequel on est. On intègre bien sûr l’accessibilité au plus tôt dans la création de l’interface. Et on fait le graphisme, on ne l’a pas mis comme une réponse valable, mais elle est valable, en fait, finalement, tout était juste, dans le sens où, souvent, on va commencer par une étape de conception qu’on appelle base fidélité, on va se focaliser vraiment sur le parcours, le cheminement, les contenus, les mots utilisés, et pour axer vraiment sur le fond avant la forme, mais il y a plein de contextes projets pour lesquels il est possible d’entremêler les deux, quand on fait un prototype, notamment quand on utilise un système de design. Donc finalement, les 21 qui ont répondu le graphisme, pourquoi pas, ils ont raison aussi.</text:span></text:p>
      <text:p text:style-name="P4"><text:span text:style-name="T1">Theo reprend la tête, Toto en deuxième.</text:span></text:p>
      <text:p text:style-name="P4"><text:span text:style-name="T1">Continuons.</text:span></text:p>
      <text:p text:style-name="P4"><text:span text:style-name="T1">Une fois le prototype réalisé, que se passe-t-il  ? </text:span></text:p>
      <text:p text:style-name="P4"><text:span text:style-name="T1">(lecture à l’écran) Je crois qu’on a donné un indice juste avant.</text:span></text:p>
      <text:p text:style-name="P4"><text:span text:style-name="T1">Nous avons 130, 140 réponses…</text:span></text:p>
      <text:p text:style-name="P4"><text:soft-page-break/><text:span text:style-name="T1">Tout à fait, c’est intéressant, on va revenir sur ce point du coup. Les réponses qu’on vous propose, nous, c’est : on va le tester avec des usagers représentatifs, ça, on en a parlé tout à l’heure, si vous voulez vraiment avoir des résultats exploitables qui reflètent ce qui se passe sur le terrain, vous avez vraiment besoin de prendre soin à trouver des personnes représentatives des usagers. On fait le graphisme, effectivement, à cette étape-là, on peut se lancer sur cette phase graphique, et… On le teste avec les collègues qui travaillent sur la démarche, on évitera de faire ça, car de notre point de vue, ce n’est pas un test utilisateur, puisque les personnes qui travaillent sur la démarche sont relativement experts, et risquent de ne pas donner une vision vraiment réaliste de ce que les usagers véritables vont expérimenter. Donc pourquoi pas en parler avec les collègues, plutôt dans une dynamique de coconception : voilà comment on a vu les choses, qu’est-ce que vous en pensez, etc., délibération, mais quand on parle de test, on parle de test utilisateur, et on aura besoin de personnes qui sont in fine vraiment des utilisateurs, pas des experts.</text:span></text:p>
      <text:p text:style-name="P4"><text:span text:style-name="T1">C’est Theo qui est toujours en tête à cette étape. Et il reste une question, visiblement.</text:span></text:p>
      <text:p text:style-name="P4"><text:span text:style-name="T1">Ou plusieurs…</text:span></text:p>
      <text:p text:style-name="P4"><text:span text:style-name="T1">- Ugo: on verra ! </text:span></text:p>
      <text:p text:style-name="P4"><text:span text:style-name="T1">- Jules: les tests utilisateurs sont faits… (lecture à l’écran)</text:span></text:p>
      <text:p text:style-name="P4"><text:span text:style-name="T1">80 réponses… Une centaine de réponses…</text:span></text:p>
      <text:p text:style-name="P4"><text:span text:style-name="T1">Nous y voilà.</text:span></text:p>
      <text:p text:style-name="P4"><text:span text:style-name="T1">Alors, effectivement, c’est intéressant. Finalement, là aussi, d’une certaine manière, tout était vrai, mais néanmoins, les jalons dont on est sûr, c’est qu’une fois que les tests sont réalisés, on va modifier notre copie, on va revoir le prototype en fonction de ce qu’ont dit les utilisateurs, bien sûr on partage les résultats auprès des parties prenantes, ce qui va permettre de prioriser ce qu’on va modifier et développer par la suite, et on peut tout à fait préparer ou faire le graphisme pour préparer l’intégration pour les développements.</text:span></text:p>
      <text:p text:style-name="P4"><text:span text:style-name="T1">Si on avait pas mis « on intègre les nouvelles idées des usagers », c’est que lors des tests utilisateurs, on va surtout se focaliser sur ce que les personnes font, bien entendu on va écouter ce qu’elles nous disent, mais on aura un certain recul, et on ne va pas forcément prendre toutes les envies et idées des usagers, car on ne les met pas dans une posture de designer, on leur demande de participer en étant eux-mêmes </text:span><text:soft-page-break/><text:span text:style-name="T1">comme ils le seraient dans la vraie vie, si on n’était pas là, dans l’utilisation des services. Donc on s’assure que l’utilisation des services correspond à leurs caractéristiques, à leurs besoins, et on écoute ce qu’ils voudraient, etc., mais après, il y a vraiment une phase d’analyse et de reformulation. Et on va très rarement intégrer directement des idées qui nous sont données lors des tests.</text:span></text:p>
      <text:p text:style-name="P4"><text:span text:style-name="T1">Et finalement, à la dernière minute, c’est Olimin qui prend la tête ! Toto en deuxième.</text:span></text:p>
      <text:p text:style-name="P4"><text:span text:style-name="T1">Et donc dernière question sur ce sujet…</text:span></text:p>
      <text:p text:style-name="P4"><text:span text:style-name="T1">Quand les développements informatiques ont commencé, que se passe-t-il ? (lecture à l’écran) Je crois qu’il y a une réponse un peu interdite sur celle-ci.</text:span></text:p>
      <text:p text:style-name="P4"><text:span text:style-name="T1">- Ugo: on sera intransigeants ! </text:span></text:p>
      <text:p text:style-name="P4"><text:span text:style-name="T1">- Jules: 80 ont répondu…</text:span></text:p>
      <text:p text:style-name="P4"><text:span text:style-name="T1">Bientôt 100… C’est le moment pour Christophe, Theo, Toto, et Dori de reprendre la tête.</text:span></text:p>
      <text:p text:style-name="P4"><text:span text:style-name="T1">Alors, nous y voilà… Donc effectivement, une fois que les développements ont commencé, le designer ne disparaît pas puisqu’il doit s’assurer de la qualité du service ou du produit en ligne, et donc continuer à recueillir des retours des usagers, peut-être faire des tests complémentaires sur le produit en ligne, et bien entendu qu’il y a une nécessité de collaborer étroitement entre les designers et les développeurs pour s’assurer que ce qui est mis en ligne correspond à tout ce qui était anticipé et envisagé par les méthodes de design.</text:span></text:p>
      <text:p text:style-name="P4"><text:span text:style-name="T1">Et donc ce n’est pas encore le moment, ou c’est presque trop tard de rendre l’interface accessible. Bien entendu qu’à ce stade-là, il faut que l’interface soit accessible, mais ce n’est pas le moment pour le faire, le moment a commencé bien plus tôt, et on va continuer bien entendu à travailler sur l’accessibilité tout le long, mais il ne faut surtout pas attendre les développements pour se poser la question de l’accessibilité, sinon ça coûtera très cher.</text:span></text:p>
      <text:p text:style-name="P4"><text:span text:style-name="T1">Bravo à vous, et félicitations, on va continuer à parler de ces sujets de méthodes dans la foulée.</text:span></text:p>
      <text:p text:style-name="P4"><text:span text:style-name="T1">- Ugo: Le sujet de méthode est un sujet complexe. Comme on l’a vu dans le quiz, à chaque fois dans le déroulé d’un projet, il y a plusieurs moments qui peuvent… Le designer intervient évidemment à plusieurs moments, et ces moments n’ont pas forcément un ordre prédéfini et cadré. C’est le message qu’on veut faire passer ici, c’est </text:span><text:soft-page-break/><text:span text:style-name="T1">qu’il n’y a pas de bonne méthode, il y a plusieurs manières de s’y prendre, ça va dépendre du contexte, et de toute façon la méthode, ce n’est pas vraiment une fin en soi, l’important, c’est de faire intervenir les bonnes personnes, expertes de leurs métiers, et si on a des bonnes équipes avec des bons experts, ils trouveront la bonne méthode. La méthode est plutôt un moyen. Et surtout on doit toujours s’assurer d’adapter la méthode en fonction du contexte. Ce que je vous présente ici, c’est une question qui revient souvent, c’est : est-ce qu’on peut expliquer quand même grosso modo comment un designer va procéder ?  Donc là c'est une manière de représenter le processus du designer. Généralement on va commencer par l’exploration, la recherche, aller à la rencontre des usagers, des personnes du métier, essayer de comprendre d’où naît un problème et aller à la rencontre des personnes qui peuvent y être confrontées, c’est vraiment une phase exploratoire, à ce niveau-là, on ne fixe pas les choses, on ouvre ses oreilles et on apprend. Après, l’étape de définition, où on va essayer de cadrer le problème, définir aussi les objectifs à atteindre dans le service qu’on veut proposer, ensuite une phase d’idéation, on réfléchit aux solutions qu’on peut apporter. Ensuite on va avoir une phase de conception, là, on pensera à la conception tout d’abord des parcours, le travail du designer UX, la conception des maquettes, designer UI, maquettes haute fidélité, et après on ira vers des tests, l’idée est de tester ce qu’on a conçu. Là, ça a l’air d’être présenté de manière linéaire, mais il y a des sauts de puce, il ne faut pas voir ça comme une manière figée, mais ce sont des grands jalons qui apparaissent.</text:span></text:p>
      <text:p text:style-name="P4"><text:span text:style-name="T1">Pour illustrer ça un peu mieux, Jules va prendre un exemple un peu plus concret.</text:span></text:p>
      <text:p text:style-name="P4"><text:span text:style-name="T1">- Jules: je vais vous parler d’un projet sur lequel on a travaillé l’année dernière, à travers le programme Commando UX, où on mettait en place des équipes de designers et développeurs auprès des administrations pour essayer d’améliorer des démarches en ligne, et en l’occurrence, c’était pour l’agence nationale des traitements automatisés des infractions. Et Manon Orseve et Lola Charpentier sont intervenues à ce sujet.</text:span></text:p>
      <text:p text:style-name="P4"><text:span text:style-name="T1">D’abord, elles ont pris connaissance de la démarche, le contexte, dans une dimension exploratoire, elles ont consulté les retours des usagers présents sur l’observatoire des démarches en ligne, donc beaucoup de témoignages, prise de connaissance des problématiques. Ensuite, elles </text:span><text:soft-page-break/><text:span text:style-name="T1">ont utilisé des tests utilisateurs sur la version existante de la démarche, pour voir ce qui fonctionne, ce qui ne fonctionne pas, ce qui peut être amélioré et clarifié. La troisième étape, ça a été de mettre en place des ateliers de mise en commun de ce qu’elles avaient appris sur le terrain, et aussi de créer un atelier avec les personnes qui sont au quotidien auprès des usagers, qui sont à la relation usager, <text:s/>à Rennes, et comprendre les problèmes qui remontent le plus souvent pour compléter leur connaissance des usagers.</text:span></text:p>
      <text:p text:style-name="P4"><text:span text:style-name="T1">Ensuite, un atelier sur la simplification du langage, qu’elles ont animé, avec les experts métiers, et aussi une experte de la DITP, Camille Rozier, spécialisée dans la notion notamment de simplification. C’est tous ces éléments-là de connaissance des usagers, des briques de simplification, qui leur ont permis ensuite de créer un prototype, d’une nouvelle version de la démarche, qui était censé simplifier les choses et gommer quelques incompréhensions ou irritants. Dès qu’elles l’ont fait, elles l’ont testé à nouveau avec des usagers, d’autres usagers, qui n’avaient rien suivi des premières étapes, et donc ils découvraient les nouveaux parcours.</text:span></text:p>
      <text:p text:style-name="P4"><text:span text:style-name="T1">Suite à ces tests utilisateurs, on a eu une priorisation des améliorations, on a pu constater ce qui marchait et ce qui ne marchait pas dans la nouvelle version, et donc adapter des choses pour choisir ce qu’on allait ensuite mettre en développement.</text:span></text:p>
      <text:p text:style-name="P4"><text:span text:style-name="T1">L’étape 8 de ce processus a été de spécifier l’interface réalisée, et ne pas oublier de spécifier aussi les pratiques d’accessibilité à intégrer dans l’interface.</text:span></text:p>
      <text:p text:style-name="P4"><text:span text:style-name="T1">A la fin de cette phase de conception, on avait bien le travail du design qui intégrait la dimension de l’accessibilité. Une fois que cette nouvelle version est partie en développement, Manon et Lola ont travaillé en collaboration avec les développeurs pour s’assurer que tout avait été bien compris, et pour s’assurer que ce qui serait mis en ligne serait fidèle à ce qui a été envisagé.</text:span></text:p>
      <text:p text:style-name="P4"><text:span text:style-name="T1">Dernière étape du processus, c’est le suivi de la satisfaction des usagers sur cette nouvelle version, c’est-à-dire continuer à prendre le pouls des usagers, lire leurs témoignages, pour voir si elles ont réussi à corriger un certain nombre de difficultés, et éventuellement en détecter de nouvelles, car c’est un travail qui finalement ne s’arrête jamais, qui est itératif, et qui est de l’amélioration continue.</text:span></text:p>
      <text:p text:style-name="P4"><text:span text:style-name="T1">Voilà un exemple concret, merci à Manon et Lola.</text:span></text:p>
      <text:p text:style-name="P4"><text:soft-page-break/><text:span text:style-name="T1">- Ugo: maintenant, on va revenir sur les bénéfices qu’apporte le fait d’intégrer le design dans les services publics numériques, ils sont nombreux, d’abord c’est le fait d’augmenter la satisfaction usager. C’est un peu notre boussole en tant que designers, et celui-ci cristallise beaucoup de choses derrière lui, ça veut dire qu’on a bien pensé le service selon les différents principes.</text:span></text:p>
      <text:p text:style-name="P4"><text:span text:style-name="T1">Au-delà de la satisfaction usager, ça permet davantage de collaboration, à plusieurs niveaux : au sein des équipes, on l’a vu, le designer va avoir un rôle de facilitateur et va faire discuter différents métiers et différentes compétences entre elles, et davantage de collaboration, avec toutes les parties prenantes, les usagers, les utilisateurs, et toutes les personnes qui vont interagir avec ce service au sens large.</text:span></text:p>
      <text:p text:style-name="P4"><text:span text:style-name="T1">Et le fait d’amener ça, plus de satisfaction et de collaboration, ça va amener globalement plus de satisfaction au sein des équipes. Pourquoi ?  Parce que les différents métiers vont voir leur métier valorisé, mis en avant, ils vont pouvoir discuter entre eux, et faire valoir justement leur expertise, et par cette interaction, ils vont pouvoir à la fois voir la valeur, la valeur qu’elle apporte au sein d’un projet… Le design a cette capacité à désiloter, et c’est ça qui va amener de la satisfaction dans les équipes, plus les gens travaillent ensemble, plus ils sont heureux au travail.</text:span></text:p>
      <text:p text:style-name="P4"><text:span text:style-name="T1">- Même si ça peut sembler contre-intuitif, mettre en place cette démarche de design va permettre d’avoir à la fin un projet moins coûteux, c’est-à-dire que l’investissement qu’on met en amont, dans la conception et la recherche utilisateur va permettre d’avoir moins de correctifs dans les développements et donc va faire au final que le projet coûtera moins cher. Aussi, potentiellement, c’est moins d’impacts, si on reprend les contraventions par exemple, si la démarche en ligne est facile à utiliser de bout en bout, probablement qu’on aura beaucoup moins de démarches par papier, par courrier, donc moins d’envoi postal, moins de papier.</text:span></text:p>
      <text:p text:style-name="P4"><text:span text:style-name="T1">Moins de développement et de maintenance, là aussi, mieux le produit a été pensé, conçu, designé, moins il y aura de correctifs à apporter normalement, et il tiendra dans le temps.</text:span></text:p>
      <text:p text:style-name="P4"><text:span text:style-name="T1">Et donc le support nécessaire, c’est un bénéfice quasi-immédiat, dans le sens où si vous enlevez des incompréhensions des services, si les personnes ont moins de questions à se poser, elles auront moins envie </text:span><text:soft-page-break/><text:span text:style-name="T1">de les poser par téléphone, par mail, par chat, aux agents de l’administration. Donc là, c’est vraiment un véritable point d'économie en temps, en effort et en argent d’avoir moins de support nécessaire.</text:span></text:p>
      <text:p text:style-name="P4"><text:span text:style-name="T1">- Ugo: on peut se poser la question, puisqu’on est convaincu de l’intérêt du design et qu’on a compris comment il intervenait dans les projets, comment l’intégrer concrètement au sein de son service ?  La première question qu’on peut se poser, c’est : est-ce que ce serait par exemple en utilisant le système de design de l'Etat, ou équivalent, mais dans notre contexte, c’est celui de l'Etat ?  Oui, c’est un bon point de départ, mais, et vous l’aurez compris, le plus important, ce n’est pas les outils, c’est les expertises, les humains, des designers qui soient là, donc si le système de design est utile, il n’est pas suffisant, car on peut tout à fait faire des interfaces complètement incompréhensibles, des parcours absolument complexes à utiliser, des interfaces inaccessibles, etc.</text:span></text:p>
      <text:p text:style-name="P4"><text:span text:style-name="T1">Par contre, c’est un très bon outil, on va gagner du temps avec un système de design.</text:span></text:p>
      <text:p text:style-name="P4"><text:span text:style-name="T1">Intégrer des designers dans les équipes, ou même un designer, tout dépend de la taille des projets. Mais même si le projet est petit, avoir un designer dans l’équipe, c’est vraiment le bon point de départ. Là, j’ai représenté rapidement les compétences d’un designer, il ne s’agit pas d’avoir une personne pour chaque compétence, si on a un designer, un UX sera assez polyvalent, il saura faire ça. Et plus l’équipe grossit, plus on sera à même d’intégrer des personnes avec des spécificités différentes.</text:span></text:p>
      <text:p text:style-name="P4"><text:span text:style-name="T1">Au-delà d’intégrer le design, il faut adapter les méthodes de travail. Parce qu’un designer qui interviendrait dans un contexte hostile ou dont les manières de travail ne sont pas adaptées à sa manière de fonctionner, ça risque d’être une grosse perte de temps et de frustration pour lui.</text:span></text:p>
      <text:p text:style-name="P4"><text:span text:style-name="T1">Il faut donc adapter les méthodes de travail.</text:span></text:p>
      <text:p text:style-name="P4"><text:span text:style-name="T1">Là, j’ai représenté une autre manière de présenter les différentes étapes, encore plus en grosses lignes…</text:span></text:p>
      <text:p text:style-name="P4"><text:span text:style-name="T1">On va passer rapidement dessus, mais là encore, au lieu d’y voir des designers différents à chaque fois, c’était pour replacer les rôles qui interviennent à tel ou tel endroit.</text:span></text:p>
      <text:p text:style-name="P4"><text:span text:style-name="T1">En conception, plutôt le designer UX/UI… En amélioration, etc.</text:span></text:p>
      <text:p text:style-name="P4"><text:soft-page-break/><text:span text:style-name="T1">Et si on peut, c’est le Graal, c’est l’objectif final, mais on n’est pas obligé d’aller jusque-là évidemment, déjà intégrer un designer, c’est très bien, mais ensuite, une fois que la maturité grandit au sein de l’organisation, il faut structurer l’organisation pour intégrer le design à tous les niveaux. Ça, c’est un peu l’objectif long terme en fonction des organisations bien sûr, mais c’est faire en sorte que dans chaque projet, dans chaque produit, chaque service développé au sein d’une organisation, le design ait sa place de manière structurée, et ça, ça va passer par beaucoup d’éléments, mais notamment mettre en place une équipe design, avec un design manager, comme c’est le cas, on a une équipe technique, avec un directeur technique par exemple, et comme on peut avoir des équipes produits avec des directeurs produits, ça, c’est une organisation. Donc là, on est sur l’idéal à atteindre, et bien sûr on peut commencer petit, il faut commencer petit de toute façon. L’essentiel est déjà d’avoir un designer.</text:span></text:p>
      <text:p text:style-name="P4"><text:span text:style-name="T1">- Jules: Pour aller plus loin, au-delà de ce qu’on vous a dit aujourd’hui, comment vous pourriez activer certaines choses dès demain dans vos projets ?  Quelques points de repères. Peut-être que vous connaissez déjà l’observatoire de la qualité des démarches en ligne. C’est une grille d’analyse qui est déjà un point de départ intéressant, qui n’est pas nécessairement suffisant bien entendu, mais c’est peut-être un point de vigilance, une grille de lecture que vous pouvez utiliser sur vos projets, et les critères retenus ici, c’est déjà de s’assurer que c’est réalisable en ligne, ça semble la base quand on travaille sur les produits numériques, vérifier la satisfaction des usagers, il y a des outils disponibles, et il y aura bientôt un module de formation dédié, la compatibilité avec le mobile, bon point de vigilance, est-ce qu’on a une réponse à nos questions en tant qu’usager, c’est ce qu’on appelle le support accessible, est-ce qu’on a une bonne disponibilité et rapidité d’utilisation du service, est-ce qu’on utilise des facilités, comme France Connect, pour accéder rapidement au service, prise en compte du handicap, l’accessibilité dont on a parlé aujourd’hui à nouveau, et « dites-le-nous une fois », on formule sous cette forme la notion de facilitation pour les usagers de ne pas avoir à répéter des informations qu’ils ont déjà données à l’administration par ailleurs, et pour ça, on utilise des API, on fait communiquer ensemble des bases de données pour qu’on n’ait pas </text:span><text:soft-page-break/><text:span text:style-name="T1">besoin à chaque fois de redemander à la personne sa date de naissance, par exemple.</text:span></text:p>
      <text:p text:style-name="P4"><text:span text:style-name="T1">Des ressources sur le site DesignGouv. Vous y verrez des outils en design &amp; accessibilité, vous pouvez suivre nos comptes Twitter, LinkedIn et YouTube, la newsletter qui vous informe aussi des grandes informations de l’équipe.</text:span></text:p>
      <text:p text:style-name="P4"><text:span text:style-name="T1">En termes d'accompagnement à proprement parler, l’équipe design des services numériques accompagne les administrations qui ont des démarches dans le Top250, les 250 démarches parmi les plus utilisées par les usagers en France, et il est possible de soumettre un dossier à travers le dispositif France Relance pour avoir vraiment des moyens et un accompagnement fort pour un projet, il est aussi possible de faire appel aux experts de l’équipe, où là, on va intervenir <text:s/>en support, de manière un peu plus ponctuelle pour vous aider à faire de la recherche utilisateur, à concevoir des parcours, etc. Donc n’hésitez pas à nous contacter directement pour qu’on puisse imaginer des modes de collaboration. Et les formations comme celle d’aujourd’hui, il y en a une qui est passée sur l’accessibilité, qui est en replay sur YouTube, et deux sont à venir, la prochaine sur la recherche utilisateur, le 9 décembre de 10h à 12h, et la formation écoconception qui sera animée par Richard, le 16 décembre de 10h à 12h. N’hésitez pas à vous inscrire, c’est très complémentaire de tout ce qu’on vient de se dire. Et on vous propose maintenant de passer à vos questions.</text:span></text:p>
      <text:p text:style-name="P4"><text:span text:style-name="T1">Keira a centralisé des questions, si vous voulez en poser d’autres, utilisez le chat de YouTube, et on aimerait bien vous solliciter sur ce que vous voudriez mettre en place à court terme sur le sujet du design, ce qui vous manque aujourd’hui, et sur ce que vous voudriez approfondir. Bien entendu, on est maintenant ouverts à toutes vos questions.</text:span></text:p>
      <text:p text:style-name="P4"><text:span text:style-name="T1">- Ugo: peut-être que je peux commencer à énoncer quelques questions que vous avez déjà posées. Première question sur le métier plutôt, sur l’étude des usagers, il y a des gens qui ont des vues dépendant de leur expérience, est-ce que l’expérience designer permet de compléter l’étude ?  J’essaie de bien comprendre… Est-ce que par là on entend le fait que certains usagers vont être, lorsqu’on les interroge dépendant de leur expérience, évidemment, le fait d’aller au contact des usagers, on va avoir les usagers avec leur subjectivité, c’est tout le rôle de la personne en charge de la recherche de s’assurer d’une bonne </text:span><text:soft-page-break/><text:span text:style-name="T1">représentativité des usagers auprès desquels on va faire les tests, pour que chacun puisse construire une vue représentative des problématiques, des questionnements, des points de vue, des expériences, vis-à-vis du service. Et le rôle du designer, c’est déjà de bien sélectionner le type de profil auprès duquel aller, et ensuite d’avoir en vue, pour chaque élément rapporté, le profil en question, et pouvoir derrière objectiver d’une certaine manière tout ça, et en faire des éléments importants, des choses à prendre en compte, des bons points de départ en fonction du contexte.</text:span></text:p>
      <text:p text:style-name="P4"><text:span text:style-name="T1">- Jules: moi non plus, je ne suis pas tout à fait sûr d’avoir compris la question, mais il y a peut-être une chose qui est évoquée ici, c’est qu’une personne par exemple plus spécialisée des études pourra être dédiée à ça, c’est essentiel qu’il y ait une collaboration.</text:span></text:p>
      <text:p text:style-name="P4"><text:span text:style-name="T1">- Ugo: n’hésitez pas à réagir si ce n’est pas tout à fait la question…</text:span></text:p>
      <text:p text:style-name="P4"><text:span text:style-name="T1">Je vois qu’on nous demande le vainqueur du quiz ! </text:span></text:p>
      <text:p text:style-name="P4"><text:span text:style-name="T1">Est-ce qu’on l’avait… ? </text:span></text:p>
      <text:p text:style-name="P4"><text:span text:style-name="T1">- C’est possible que oui…</text:span></text:p>
      <text:p text:style-name="P4"><text:span text:style-name="T1">- Oui, il y a un podium !  Si vous retournez sur le Kahoot, on peut voir que Daniel est 3</text:span><text:span text:style-name="T2">e</text:span><text:span text:style-name="T1">, Anaïs est 2</text:span><text:span text:style-name="T2">e</text:span><text:span text:style-name="T1">, et Olimin est 1</text:span><text:span text:style-name="T2">er</text:span><text:span text:style-name="T1"> !  Bravo à tous d’avoir participé. Et globalement, je pense qu’on peut dire que vous aviez déjà une bonne connaissance du sujet, parce que, hormis sur quelques points où on a fait exprès de faire des mises en difficulté, ou même des points où il peut y avoir des questionnements, même sur la méthode, il n’y a pas une bonne méthode, donc il y a des questionnements, c’est normal.</text:span></text:p>
      <text:p text:style-name="P4"><text:span text:style-name="T1">- Et merci d’avoir participé, c’est ça qui rend aussi les choses vivantes même si on ne se voit pas physiquement.</text:span></text:p>
      <text:p text:style-name="P4"><text:span text:style-name="T1">- Une autre question : dans votre vision/méthode, les développeurs semblent être au bout de la chaîne, or ils peuvent participer au développement. Ce n’est pas du tout notre souhait, on n’est pas en train de dire que les développeurs arrivent au fond, on l’a un peu illustré, il faut intégrer toutes les parties prenantes à chacune des étapes, et surtout quand on a dit qu’il n’y avait pas de bonne méthode, on a donné des illustrations, mais il n’y a pas de bonne méthode. Ce qui est important, c’est que le développeur intervienne aussi en amont, peut-être pas à l’étape de la recherche, c’est assez spécifique au design, mais quand on va imaginer les solutions, on a besoin d’avoir </text:span><text:soft-page-break/><text:span text:style-name="T1">des personnes du côté technique pour questionner la faisabilité. Et après, tout au long du processus, elles doivent être présentes.</text:span></text:p>
      <text:p text:style-name="P4"><text:span text:style-name="T1">- Il y a cette notion de prototype, dans certains projets, pour certains cas de figures, le prototype sera avec des bouts de codes ou des données issues du réel, donc bien entendu que les développeurs sont complètement impliqués.</text:span></text:p>
      <text:p text:style-name="P4"><text:span text:style-name="T1">C’est vraiment à géométrie variable, on est dans cette approche de collaboration très étroite, et plus on embarque les gens dès le départ à travailler ensemble, plus de chances le projet a de réussir.</text:span></text:p>
      <text:p text:style-name="P4"><text:span text:style-name="T1">- Ugo: la question suivante… Plutôt sur le sujet des méthodes et des prototypes, est-ce qu’on peut vraiment étudier la faisabilité sans prototype ? </text:span></text:p>
      <text:p text:style-name="P4"><text:span text:style-name="T1">J’essaie d’être sûr de bien comprendre la question aussi…</text:span></text:p>
      <text:p text:style-name="P4"><text:span text:style-name="T1">Si on est à l’étape de définition des besoins et des objectifs, on ne parle pas encore de tester la faisabilité, quand on commence à émettre des hypothèses, oui, on peut tester la faisabilité. On va émettre des solutions, des hypothèses possibles, et on peut déjà discuter avec les équipes techniques, les experts métiers, avec tout le monde, tous les acteurs, et les intégrer dans ce processus-là, le designer ne va pas dans son coin imaginer des solutions, plutôt travailler en coconstruction, et la question de la faisabilité est tout le temps là. C’est autre chose que de questionner la faisabilité pour une solution en particulier, mais une fois qu’on a un prototype, on va requestionner cette faisabilité.</text:span></text:p>
      <text:p text:style-name="P4"><text:span text:style-name="T1">- Un point sur la notion de prototype qu’on peut peut-être clarifier, le prototype, tel qu’on le voit en design, c’est quelque chose qui théoriquement n’a pas demandé beaucoup d’efforts et de temps à réaliser pour qu’on puisse très vite avoir des retours des usagers vis-à-vis de ce prototype. Parfois, on parle aussi de prototype, de POC, dans le domaine du développement informatique, où là, on va s’assurer qu’on peut brancher telle chose, etc. Dans le design, très souvent, le prototype, c’est du jetable, il est fait sans avoir besoin de développement.</text:span></text:p>
      <text:p text:style-name="P4"><text:span text:style-name="T1">- Ugo: Une autre question : pourquoi se lancer dans le graphisme si le prototype n’est pas concluant ? </text:span></text:p>
      <text:p text:style-name="P4"><text:span text:style-name="T1">- Tout à fait, si le prototype est rejeté, admettons, il est complètement rejeté, oui, on va commencer par revoir la copie et repartir vraiment en arrière avant de se lancer dans la suite du processus. Néanmoins, on peut imaginer faire des tests utilisateurs et avoir des choses à </text:span><text:soft-page-break/><text:span text:style-name="T1">améliorer sur les mots qu’on utilise, sur le parcours… Mais par contre, sur tout un ensemble d’autres éléments, c’est validé, donc on peut avancer dans ce cas-là en parallèle avec le graphisme. Tout dépend du niveau de résultat que vous avez en tests utilisateurs.</text:span></text:p>
      <text:p text:style-name="P4"><text:span text:style-name="T1">- Ugo: ça faisait référence aux étapes, et telles qu’on les amenait, on le dit vraiment, il n’y a pas une bonne manière de faire, ça va dépendre du contexte, des équipes, des compétences qu’on a en interne, il faut trouver sa bonne méthode, mais il y a des choses auxquelles il faut faire attention. Et sur le graphisme, il ne faut pas se lancer trop vite dans la réalisation d’une maquette qui serait très très fine, très très haute définition si on ne s’est pas posé la question de savoir si on apporte une bonne solution au problème, est-ce que les gens vont savoir utiliser ce qu’on leur propose.</text:span></text:p>
      <text:p text:style-name="P4"><text:span text:style-name="T1">- Et il y a un risque même au sein de l’équipe, c’est que l’équipe se focalise sur des choses graphiques avant même que le fond soit bien travaillé et détaillé.</text:span></text:p>
      <text:p text:style-name="P4"><text:span text:style-name="T1">- Ugo: comment peut-on faire un prototype avant de faire le graphisme ou l’UI ? </text:span></text:p>
      <text:p text:style-name="P4"><text:span text:style-name="T1">C’est une bonne question. C’est ce que Jules disait à un moment, tout dépend ce qu’on entend par graphisme et UI. Nous, on entend la maquette haute définition, le choix des couleurs, des interfaces fines, avec beaucoup de détail, juste avant de dire au développeur ce qu’il faut faire. Mais on a plein de manières de faire des prototypes. En design, on peut prototyper rapidement sans aller dans le détail fin, mais il va falloir que ça s’incarne dans une certaine forme. Et on va faire ce qu’on appelle des prototypes basse définition, avec des éléments peu avancés, qui n’ont pas encore leur style final.</text:span></text:p>
      <text:p text:style-name="P4"><text:span text:style-name="T1">On peut aussi se dire qu’on n’a besoin de tester que des morceaux d’un parcours, c’est tout à fait possible.</text:span></text:p>
      <text:p text:style-name="P4"><text:span text:style-name="T1">Je ne sais pas si tu as d’autres choses à ajouter sur le sujet… ? </text:span></text:p>
      <text:p text:style-name="P4"><text:span text:style-name="T1">- Jules: Non, c’est encore de l’anglais, mais si vous voulez voir ce qu’est un prototype basse fidélité, vous tapez wireframe dans un moteur de recherche, c’est le mot un peu métier qui parle des maquettes en noir et blanc, et vous verrez à quoi peut ressembler un prototype sans le graphisme.</text:span></text:p>
      <text:p text:style-name="P4"><text:span text:style-name="T1">- Ugo: on nous dit souvent : c’est trop tôt pour tester… Et nous, on dit qu’il n’est jamais trop tôt pour tester. C’est au designer en fonction du contexte de bien trouver le bon moyen, le bon support pour tester, </text:span><text:soft-page-break/><text:span text:style-name="T1">mais on peut tester dès le début les idées, et il faut faire des tests le plus souvent et le plus régulièrement possible, avant de prendre les grandes décisions. Le designer sait faire ça, il n’y a pas de problème, ça se fait.</text:span></text:p>
      <text:p text:style-name="P4"><text:span text:style-name="T1">Question sur le design, comment la cartographie d’expérience s’inscrit au mieux dans une telle démarche ? </text:span></text:p>
      <text:p text:style-name="P4"><text:span text:style-name="T1">- Jules: La cartographie de l’expérience… Pour faire simple, c’est de représenter d’une manière simple, intelligible, les parcours des utilisateurs, quelles étapes ils vont rencontrer dans leurs démarches, dans leurs parcours, identifier les attentes, les freins, les émotions des utilisateurs, et c’est un outil très puissant pour s’assurer qu’on ne regarde pas une démarche que du point de vue de l’interface où on va se dire : on a 5 pages, page 1, 2, 3, 4, 5, c’est très désincarné. Alors que quand vous faites un effort de cartographie, avec les enjeux à chaque étape d’un parcours, vous pouvez identifier les opportunités d’amélioration, les étapes les plus sensibles où les utilisateurs ont le plus de difficultés, et vous êtes en mesure d’identifier les enchaînements entre les étapes. Parfois l’usager va passer d’un site à un autre, et la cartographie de l’expérience va permettre de dézoomer et de montrer si les enchaînements entre les étapes du parcours sont réussis.</text:span></text:p>
      <text:p text:style-name="P4"><text:span text:style-name="T1">Ce sont des outils de prise de recul, de collaboration également, car ça vous permet de mettre les différentes équipes ensemble pour voir le parcours de manière plus globale. Ce sont des méthodes très utiles, très riches, qu’il ne faut pas hésiter à utiliser en collaboration.</text:span></text:p>
      <text:p text:style-name="P4"><text:span text:style-name="T1">- Ugo: on n’est pas rentré dans le détail de tous les outils à disposition des designers, il y en a beaucoup, on voulait aborder le design d’un point de vue plus macro, mais on pourra revenir dessus s’il y a un besoin. On vous enverra sans doute un questionnaire pour avoir vos retours et attentes, et voir quels autres champs on peut explorer, ça peut être le cas, d’expliquer les différents outils métier, mais encore une fois, ça reste des outils, on prône les experts du design.</text:span></text:p>
      <text:p text:style-name="P4"><text:span text:style-name="T1">On va passer sur des questions plus administration.</text:span></text:p>
      <text:p text:style-name="P4"><text:span text:style-name="T1">Y a-t-il des démarches adaptées pour les applications déjà existantes ?  On parle beaucoup des nouveaux projets, mais quid des projets déjà existants ? </text:span></text:p>
      <text:p text:style-name="P4"><text:span text:style-name="T1">Tout à fait, on a essayé d’être agnostiques vis-à-vis de cette question, notre travail est plutôt sur l’amélioration de démarches, et tout ce </text:span><text:soft-page-break/><text:span text:style-name="T1">qu’on vient de dire maintenant a sa place. Dans un projet déjà existant, s’il n’y a pas de designer, il va falloir faire intervenir le design, c’est incontournable, et ensuite, on peut prendre un projet en cours de route et commencer à mener de la recherche, soit des tests sur de l’existant, repartir dans des phases exploratoires, ça va dépendre du besoin, et aller voir les points de friction, on peut faire aussi un état des lieux du parcours existant, pour amener le regard du designer, et dire : tel que le parcours est conçu aujourd’hui, je vois tel ou tel point bloquant.</text:span></text:p>
      <text:p text:style-name="P4"><text:span text:style-name="T1">Et ensuite on reprend le processus, c’est la phase d’exploration et de tests initiaux, et après, on repart sur une phase d’idéation, de tests, de nouvelles propositions, etc.</text:span></text:p>
      <text:p text:style-name="P4"><text:span text:style-name="T1">Tout ce qu’on a dit jusqu’à maintenant, ce n’était pas que dans le cadre de la création de nouveaux services.</text:span></text:p>
      <text:p text:style-name="P4"><text:span text:style-name="T1">- Et sur la contestation de contravention, les dix étapes, c’était dans le cadre d’une amélioration de démarche existante.</text:span></text:p>
      <text:p text:style-name="P4"><text:span text:style-name="T1">- Ugo: Comment mesurez-vous la satisfaction usager ? </text:span></text:p>
      <text:p text:style-name="P4"><text:span text:style-name="T1">Il y a plusieurs manières, je peux vous dire comment on le fait dans notre équipe, à travers l’observatoire de la qualité des démarches en ligne. 250 démarches, les plus utilisées par les citoyens, à la fin de chacune de ces démarches, on met un bouton « je donne mon avis », que vous avez peut-être déjà rencontré. Il va permettre aux usagers qui le souhaitent de nous donner un retour sur la démarche, et là, à plusieurs niveaux, on va avoir déjà une satisfaction globale, avec une échelle de 3, des petits émojis, avec des visages content, neutre, pas content, et on va pouvoir faire une moyenne et faire un score qu’on va afficher dans l’observatoire. C’est un premier niveau, c’est du quantitatif. Il y a un deuxième niveau dans ce questionnaire, avec des questions un peu plus précises pour avoir plus de détails sur les points qui n’étaient pas clairs, etc., et un champ libre où ils vont pouvoir nous donner, nous communiquer ce qui leur semblait facile, pas facile… On parle souvent des points négatifs, mais c’est intéressant de s’intéresser aussi aux points positifs. Donc on va entrer plus dans le détail de ce qui peut être bloquant. Voilà comment on fonctionne en premier lieu.</text:span></text:p>
      <text:p text:style-name="P4"><text:span text:style-name="T1">Il y a d’autres outils qui peuvent exister pour d’autres services évidemment. Donc ça, c’est un premier niveau, il y a d’autres niveaux… De toute façon la recherche utilisateur va permettre aussi d’aller se rendre compte de la satisfaction des usagers aussi.</text:span></text:p>
      <text:p text:style-name="P4"><text:soft-page-break/><text:span text:style-name="T1">- Jules: on est toujours à la recherche de toutes les sources d’informations qu’on peut avoir, que ce soit plutôt quantitatif, ou même qualitatif, même en rencontrant 5 usagers, ça va nous permettre d’avoir de grands indices.</text:span></text:p>
      <text:p text:style-name="P4"><text:span text:style-name="T1">- ce qui est important, c’est d’essayer d’avoir une diversité de ce type de mesures, quand on n’en a qu’une, on est plutôt embêté, car on sait que le point de vue est plus restreint, mais on fait aussi avec ce qu’on a.</text:span></text:p>
      <text:p text:style-name="P4"><text:span text:style-name="T1">Selon vous, quel est le niveau de maturité des entités françaises sur le sujet du design ? </text:span></text:p>
      <text:p text:style-name="P4"><text:span text:style-name="T1">Quand je parlais d’intégrer aux organisations le design, on n’en est pas à ce niveau-là, le niveau de maturité est assez bas, il y a des échelles de maturité qui existent, dans l’administration, il est assez bas, mais très divers, l’administration publique française, c’est énorme, il y a énormément de ministères, de services, il y en a où le niveau de maturité est très élevé, où les équipes fonctionnent en mode produit avec des designers qui sont là, bien intégrés, mais c’est plutôt assez rare, on va plutôt se retrouver avec des équipes qui fonctionnent sans designer, qui n’ont pas connaissance des métiers du design, ou qui en ont une mauvaise connaissance, donc on en est plutôt à ce niveau-là, le travail que l’on mène, c’est essayer de faire connaître le métier, en le faisant intervenir, le but étant d’améliorer concrètement les démarches en question, c’est notre objectif principal, et puis c’est la meilleure illustration de ce qu’est un designer, donc on pousse ça le plus possible. On n’est pas les seuls, d’autres programmes existent au sein de l'Etat, qui essaient de mettre des designers soit à disposition, soit d’intégrer le design. Donc niveau de maturité faible, mais très disparate en fonction des contextes, mais globalement, le design a encore beaucoup de chemin à faire au sein de l’administration française.</text:span></text:p>
      <text:p text:style-name="P4"><text:span text:style-name="T1">- Jules: la bonne nouvelle, c’est qu’on voit une amélioration progressive ces dernières années.</text:span></text:p>
      <text:p text:style-name="P4"><text:span text:style-name="T1">- Ugo: bien sûr, il n’y a pas une hostilité d’ailleurs au niveau du design, on sait que ce sont des métiers nouveaux, des pratiques nouvelles, et nous, on essaie de convaincre de leur importance en montrant ce qu’elles peuvent apporter. Notre souci principal, c’est de rendre le service à l’usager, service public, on sait que le design a un rôle clé pour ça, et en général les administrations ont très très envie, </text:span><text:soft-page-break/><text:span text:style-name="T1">c’est comment s’y prendre… C’est aussi pour ça qu’on fait un peu cette formation de premier niveau aujourd’hui.</text:span></text:p>
      <text:p text:style-name="P4"><text:span text:style-name="T1">Je vois qu’il est 11h59, on arrive à la fin, ça tombe bien, on a une question finale : quelle formation conseiller pour une future UX designer orientée recherche utilisateur ? Une connaissance en interface utilisateur intégration, est-elle indispensable pour commencer, cela peut-il faire l’objet d’un approfondissement par la suite ? </text:span></text:p>
      <text:p text:style-name="P4"><text:span text:style-name="T1">Si je reformule un peu la question, si on a envie d’être UX designer et de s’intéresser plutôt aux étapes de recherche, est-ce qu’on a besoin de connaître tous les métiers du design et pouvoir faire chacune de ces pratiques personnellement, la réponse est non.</text:span></text:p>
      <text:p text:style-name="P4"><text:span text:style-name="T1">- La réponse est plutôt non, vous pouvez tout à fait, si vous voulez devenir professionnelle du domaine, choisir une expertise donnée, c’est possible, il y a des personnes qui sont des chercheurs en expérience utilisateur, et qui n’interviennent d’une certaine manière spécifiquement que sur cette partie-là, c’est tout à fait possible. Après, en termes de formation, là, pour le coup, il existe aujourd’hui, ça s’est quand même bien développé, vous avez des écoles qui donnent des formations, des instituts de formation privé également… Donc à ce stade, tout dépend de là d’où on part pour suivre une formation sur plusieurs mois ou sur quelques jours, ce qui va être très important ensuite, c’est surtout de se lancer dans la pratique, et de se confronter vraiment au terrain et notamment aux usagers. Donc dès qu’on a les éléments de base qui permettent de préparer des études usagers, qui sont aussi les éléments de base sur la manière dont on peut communiquer avec eux, dont on doit créer un lien qui n’est pas biaisé, car nous-mêmes quand on va poser des questions aux usager, on risque de biaiser les réponses, donc à nous d’être vigilants, et ce qui est très important, c’est de se lancer, et pour le coup, de mon point de vue, il ne faut pas attendre d’avoir une <text:s/>thèse en psychologie cognitive pour rencontrer des usagers. Et c’est vrai pour tout le monde qui nous écoute, c’est-à-dire qu’il est très important de se mettre sur le terrain auprès des personnes, ça ne demande pas beaucoup d’efforts, pas nécessairement beaucoup de ressources, et ça ne coûte pas forcément très cher, mais il est vraiment important de le faire, car même une étude à petite échelle sera toujours bienvenue, ce sera toujours mieux que de ne pas en faire du tout. Donc il ne faut pas se sentir intimidé </text:span><text:soft-page-break/><text:span text:style-name="T1">par ces méthodes, il faut vraiment les lancer pragmatiquement à l’échelle qu’on peut dans un premier temps.</text:span></text:p>
      <text:p text:style-name="P4"><text:span text:style-name="T1">- Ugo: voilà, on n’a pas fait le tour des questions, vous en avez posé beaucoup, merci et désolé de ne pas pouvoir aborder tous les points. N’hésitez pas si vous souhaitez nous contacter, on a plusieurs réseaux, vous pouvez nous écrire, vous trouverez sur notre site des moyens de contact. Et je crois qu’on va pouvoir conclure et se dire merci… Je ne sais pas si on change de slide…</text:span></text:p>
      <text:p text:style-name="P4"><text:span text:style-name="T1">- Et merci à toute l’équipe qui a rendu possible cette formation. On a Keira qui s’occupe des questions, Benoît qui était là pour faire le relais avec la régie technique au cas où il y a des choses à faire différemment, donc merci aussi à la régie technique pour l’organisation. On sait qu’on a tout un ensemble de personnes de l’équipe qui sont connectées et qui veillent au grain, parce que ce n’est pas forcément simple à organiser, donc merci à tout le monde. Et puis restez bien au fait de nos communications car il va y avoir d’autres formats qui vous seront proposés, certains pour aller plus dans le détail de certaines méthodes et pratiques. Donc c’est très important de poursuivre tout ça.</text:span></text:p>
      <text:p text:style-name="P4"><text:span text:style-name="T1">- Ugo: et n’hésitez pas à nous faire des retours, on reviendra certainement vers vous pour savoir ce que vous en avez pensé et ce que vous avez comme envies et attentes pour la suite. En tout cas, encore un grand merci d’avoir été présents ce matin.</text:span></text:p>
      <text:p text:style-name="P4"><text:span text:style-name="T1">A bientôt, à très vite.</text:span></text:p>
      <text:p text:style-name="P4"><text:span text:style-name="T1">Bonne journée.</text:span></text:p>
      <text:p text:style-name="P3"/>
      <text:p text:style-name="P3"/>
      <text:p text:style-name="P3"/>
      <text:p text:style-name="P3"/>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auriane Lecapitaine - Voxa Direct</meta:initial-creator>
    <dc:creator>Ugo D</dc:creator>
    <meta:editing-cycles>5</meta:editing-cycles>
    <meta:creation-date>2021-12-22T09:22:00</meta:creation-date>
    <dc:date>2022-06-21T10:54:00</dc:date>
    <meta:editing-duration>PT7M</meta:editing-duration>
    <meta:generator>LibreOffice/7.0.2.2$MacOSX_X86_64 LibreOffice_project/8349ace3c3162073abd90d81fd06dcfb6b36b994</meta:generator>
    <meta:document-statistic meta:table-count="0" meta:image-count="0" meta:object-count="0" meta:page-count="35" meta:paragraph-count="241" meta:word-count="13937" meta:character-count="82335" meta:non-whitespace-character-count="685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